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verter" table:style-name="ta1">
        <table:table-column table:style-name="co1" table:number-columns-repeated="5" table:default-cell-style-name="ce7"/>
        <table:table-column table:style-name="co2" table:default-cell-style-name="ce8"/>
        <table:table-column table:style-name="co1" table:default-cell-style-name="ce7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A;" calcext:value-type="string">
            <text:p>uint16_t A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AphA;" calcext:value-type="string">
            <text:p>uint16_t AphA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AphB;" calcext:value-type="string">
            <text:p>uint16_t AphB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AphC;" calcext:value-type="string">
            <text:p>uint16_t AphC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sunssf</text:p>
          </table:table-cell>
          <table:table-cell/>
          <table:table-cell table:formula="of:=IF([.G7]=&quot;sunssf&quot;;&quot;int16&quot;;[.G7])" office:value-type="string" office:string-value="int16" calcext:value-type="string">
            <text:p>int16</text:p>
          </table:table-cell>
          <table:table-cell table:formula="of:=IF([.I7]=&quot;enum16&quot;;&quot;uint16&quot;;[.I7])" office:value-type="string" office:string-value="int16" calcext:value-type="string">
            <text:p>int16</text:p>
          </table:table-cell>
          <table:table-cell table:formula="of:=IF([.J7]=&quot;bitfield16&quot;;&quot;uint16&quot;;[.J7])" office:value-type="string" office:string-value="int16" calcext:value-type="string">
            <text:p>int16</text:p>
          </table:table-cell>
          <table:table-cell table:number-columns-repeated="2"/>
          <table:table-cell table:formula="of:=[.K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PPVphAB;" calcext:value-type="string">
            <text:p>uint16_t PPVphAB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PPVphBC;" calcext:value-type="string">
            <text:p>uint16_t PPVphBC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PPVphCA;" calcext:value-type="string">
            <text:p>uint16_t PPVphCA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PhVphA;" calcext:value-type="string">
            <text:p>uint16_t PhVphA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PhVphB;" calcext:value-type="string">
            <text:p>uint16_t PhVphB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16&quot;;&quot;uint16&quot;;[.J13])" office:value-type="string" office:string-value="uint16" calcext:value-type="string">
            <text:p>uint16</text:p>
          </table:table-cell>
          <table:table-cell table:number-columns-repeated="2"/>
          <table:table-cell table:formula="of:=[.K13]&amp;&quot;_t &quot;&amp;[.F13]&amp;&quot;;&quot;" office:value-type="string" office:string-value="uint16_t PhVphC;" calcext:value-type="string">
            <text:p>uint16_t PhVphC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sunssf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V_SF;" calcext:value-type="string">
            <text:p>int16_t V_SF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16&quot;;&quot;uint16&quot;;[.J15])" office:value-type="string" office:string-value="int16" calcext:value-type="string">
            <text:p>int16</text:p>
          </table:table-cell>
          <table:table-cell table:number-columns-repeated="2"/>
          <table:table-cell table:formula="of:=[.K15]&amp;&quot;_t &quot;&amp;[.F15]&amp;&quot;;&quot;" office:value-type="string" office:string-value="int16_t W;" calcext:value-type="string">
            <text:p>int16_t W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sunssf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16&quot;;&quot;uint16&quot;;[.J16])" office:value-type="string" office:string-value="int16" calcext:value-type="string">
            <text:p>int16</text:p>
          </table:table-cell>
          <table:table-cell table:number-columns-repeated="2"/>
          <table:table-cell table:formula="of:=[.K16]&amp;&quot;_t &quot;&amp;[.F16]&amp;&quot;;&quot;" office:value-type="string" office:string-value="int16_t W_SF;" calcext:value-type="string">
            <text:p>int16_t W_SF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Hz;" calcext:value-type="string">
            <text:p>uint16_t Hz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sunssf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16&quot;;&quot;uint16&quot;;[.J18])" office:value-type="string" office:string-value="int16" calcext:value-type="string">
            <text:p>int16</text:p>
          </table:table-cell>
          <table:table-cell table:number-columns-repeated="2"/>
          <table:table-cell table:formula="of:=[.K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VA;" calcext:value-type="string">
            <text:p>int16_t VA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VA_SF;" calcext:value-type="string">
            <text:p>int16_t VA_SF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r;" calcext:value-type="string">
            <text:p>int16_t VAr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VAr_SF;" calcext:value-type="string">
            <text:p>int16_t VAr_SF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PF;" calcext:value-type="string">
            <text:p>int16_t P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PF_SF;" calcext:value-type="string">
            <text:p>int16_t PF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uint32</text:p>
          </table:table-cell>
          <table:table-cell/>
          <table:table-cell table:formula="of:=IF([.G25]=&quot;sunssf&quot;;&quot;int16&quot;;[.G25])" office:value-type="string" office:string-value="uint32" calcext:value-type="string">
            <text:p>uint32</text:p>
          </table:table-cell>
          <table:table-cell table:formula="of:=IF([.I25]=&quot;enum16&quot;;&quot;uint16&quot;;[.I25])" office:value-type="string" office:string-value="uint32" calcext:value-type="string">
            <text:p>uint32</text:p>
          </table:table-cell>
          <table:table-cell table:formula="of:=IF([.J25]=&quot;bitfield16&quot;;&quot;uint16&quot;;[.J25])" office:value-type="string" office:string-value="uint32" calcext:value-type="string">
            <text:p>uint32</text:p>
          </table:table-cell>
          <table:table-cell table:number-columns-repeated="2"/>
          <table:table-cell table:formula="of:=[.K25]&amp;&quot;_t &quot;&amp;[.F25]&amp;&quot;;&quot;" office:value-type="string" office:string-value="uint32_t WH;" calcext:value-type="string">
            <text:p>uint32_t WH;</text:p>
          </table:table-cell>
        </table:table-row>
        <table:table-row table:style-name="ro1">
          <table:table-cell table:formula="of:=[.B25]+1" office:value-type="float" office:value="27" calcext:value-type="float">
            <text:p>27</text:p>
          </table:table-cell>
          <table:table-cell table:formula="of:=[.A26]+[.C26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WH_SF;" calcext:value-type="string">
            <text:p>int16_t WH_SF;</text:p>
          </table:table-cell>
        </table:table-row>
        <table:table-row table:style-name="ro1">
          <table:table-cell table:formula="of:=[.B26]+1" office:value-type="float" office:value="28" calcext:value-type="float">
            <text:p>28</text:p>
          </table:table-cell>
          <table:table-cell table:formula="of:=[.A27]+[.C27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uint16</text:p>
          </table:table-cell>
          <table:table-cell/>
          <table:table-cell table:formula="of:=IF([.G27]=&quot;sunssf&quot;;&quot;int16&quot;;[.G27])" office:value-type="string" office:string-value="uint16" calcext:value-type="string">
            <text:p>uint16</text:p>
          </table:table-cell>
          <table:table-cell table:formula="of:=IF([.I27]=&quot;enum16&quot;;&quot;uint16&quot;;[.I27])" office:value-type="string" office:string-value="uint16" calcext:value-type="string">
            <text:p>uint16</text:p>
          </table:table-cell>
          <table:table-cell table:formula="of:=IF([.J27]=&quot;bitfield16&quot;;&quot;uint16&quot;;[.J27])" office:value-type="string" office:string-value="uint16" calcext:value-type="string">
            <text:p>uint16</text:p>
          </table:table-cell>
          <table:table-cell table:number-columns-repeated="2"/>
          <table:table-cell table:formula="of:=[.K27]&amp;&quot;_t &quot;&amp;[.F27]&amp;&quot;;&quot;" office:value-type="string" office:string-value="uint16_t DCA;" calcext:value-type="string">
            <text:p>uint16_t DCA;</text:p>
          </table:table-cell>
        </table:table-row>
        <table:table-row table:style-name="ro1">
          <table:table-cell table:formula="of:=[.B27]+1" office:value-type="float" office:value="29" calcext:value-type="float">
            <text:p>29</text:p>
          </table:table-cell>
          <table:table-cell table:formula="of:=[.A28]+[.C28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_SF</text:p>
          </table:table-cell>
          <table:table-cell office:value-type="string" calcext:value-type="string">
            <text:p>sunssf</text:p>
          </table:table-cell>
          <table:table-cell/>
          <table:table-cell table:formula="of:=IF([.G28]=&quot;sunssf&quot;;&quot;int16&quot;;[.G28])" office:value-type="string" office:string-value="int16" calcext:value-type="string">
            <text:p>int16</text:p>
          </table:table-cell>
          <table:table-cell table:formula="of:=IF([.I28]=&quot;enum16&quot;;&quot;uint16&quot;;[.I28])" office:value-type="string" office:string-value="int16" calcext:value-type="string">
            <text:p>int16</text:p>
          </table:table-cell>
          <table:table-cell table:formula="of:=IF([.J28]=&quot;bitfield16&quot;;&quot;uint16&quot;;[.J28])" office:value-type="string" office:string-value="int16" calcext:value-type="string">
            <text:p>int16</text:p>
          </table:table-cell>
          <table:table-cell table:number-columns-repeated="2"/>
          <table:table-cell table:formula="of:=[.K28]&amp;&quot;_t &quot;&amp;[.F28]&amp;&quot;;&quot;" office:value-type="string" office:string-value="int16_t DCA_SF;" calcext:value-type="string">
            <text:p>int16_t DCA_SF;</text:p>
          </table:table-cell>
        </table:table-row>
        <table:table-row table:style-name="ro1">
          <table:table-cell table:formula="of:=[.B28]+1" office:value-type="float" office:value="30" calcext:value-type="float">
            <text:p>30</text:p>
          </table:table-cell>
          <table:table-cell table:formula="of:=[.A29]+[.C29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</text:p>
          </table:table-cell>
          <table:table-cell office:value-type="string" calcext:value-type="string">
            <text:p>uint16</text:p>
          </table:table-cell>
          <table:table-cell/>
          <table:table-cell table:formula="of:=IF([.G29]=&quot;sunssf&quot;;&quot;int16&quot;;[.G29])" office:value-type="string" office:string-value="uint16" calcext:value-type="string">
            <text:p>uint16</text:p>
          </table:table-cell>
          <table:table-cell table:formula="of:=IF([.I29]=&quot;enum16&quot;;&quot;uint16&quot;;[.I29])" office:value-type="string" office:string-value="uint16" calcext:value-type="string">
            <text:p>uint16</text:p>
          </table:table-cell>
          <table:table-cell table:formula="of:=IF([.J29]=&quot;bitfield16&quot;;&quot;uint16&quot;;[.J29])" office:value-type="string" office:string-value="uint16" calcext:value-type="string">
            <text:p>uint16</text:p>
          </table:table-cell>
          <table:table-cell table:number-columns-repeated="2"/>
          <table:table-cell table:formula="of:=[.K29]&amp;&quot;_t &quot;&amp;[.F29]&amp;&quot;;&quot;" office:value-type="string" office:string-value="uint16_t DCV;" calcext:value-type="string">
            <text:p>uint16_t DCV;</text:p>
          </table:table-cell>
        </table:table-row>
        <table:table-row table:style-name="ro1">
          <table:table-cell table:formula="of:=[.B29]+1" office:value-type="float" office:value="31" calcext:value-type="float">
            <text:p>31</text:p>
          </table:table-cell>
          <table:table-cell table:formula="of:=[.A30]+[.C30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_SF</text:p>
          </table:table-cell>
          <table:table-cell office:value-type="string" calcext:value-type="string">
            <text:p>sunssf</text:p>
          </table:table-cell>
          <table:table-cell/>
          <table:table-cell table:formula="of:=IF([.G30]=&quot;sunssf&quot;;&quot;int16&quot;;[.G30])" office:value-type="string" office:string-value="int16" calcext:value-type="string">
            <text:p>int16</text:p>
          </table:table-cell>
          <table:table-cell table:formula="of:=IF([.I30]=&quot;enum16&quot;;&quot;uint16&quot;;[.I30])" office:value-type="string" office:string-value="int16" calcext:value-type="string">
            <text:p>int16</text:p>
          </table:table-cell>
          <table:table-cell table:formula="of:=IF([.J30]=&quot;bitfield16&quot;;&quot;uint16&quot;;[.J30])" office:value-type="string" office:string-value="int16" calcext:value-type="string">
            <text:p>int16</text:p>
          </table:table-cell>
          <table:table-cell table:number-columns-repeated="2"/>
          <table:table-cell table:formula="of:=[.K30]&amp;&quot;_t &quot;&amp;[.F30]&amp;&quot;;&quot;" office:value-type="string" office:string-value="int16_t DCV_SF;" calcext:value-type="string">
            <text:p>int16_t DCV_SF;</text:p>
          </table:table-cell>
        </table:table-row>
        <table:table-row table:style-name="ro1">
          <table:table-cell table:formula="of:=[.B30]+1" office:value-type="float" office:value="32" calcext:value-type="float">
            <text:p>32</text:p>
          </table:table-cell>
          <table:table-cell table:formula="of:=[.A31]+[.C31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</text:p>
          </table:table-cell>
          <table:table-cell office:value-type="string" calcext:value-type="string">
            <text:p>int16</text:p>
          </table:table-cell>
          <table:table-cell/>
          <table:table-cell table:formula="of:=IF([.G31]=&quot;sunssf&quot;;&quot;int16&quot;;[.G31])" office:value-type="string" office:string-value="int16" calcext:value-type="string">
            <text:p>int16</text:p>
          </table:table-cell>
          <table:table-cell table:formula="of:=IF([.I31]=&quot;enum16&quot;;&quot;uint16&quot;;[.I31])" office:value-type="string" office:string-value="int16" calcext:value-type="string">
            <text:p>int16</text:p>
          </table:table-cell>
          <table:table-cell table:formula="of:=IF([.J31]=&quot;bitfield16&quot;;&quot;uint16&quot;;[.J31])" office:value-type="string" office:string-value="int16" calcext:value-type="string">
            <text:p>int16</text:p>
          </table:table-cell>
          <table:table-cell table:number-columns-repeated="2"/>
          <table:table-cell table:formula="of:=[.K31]&amp;&quot;_t &quot;&amp;[.F31]&amp;&quot;;&quot;" office:value-type="string" office:string-value="int16_t DCW;" calcext:value-type="string">
            <text:p>int16_t DCW;</text:p>
          </table:table-cell>
        </table:table-row>
        <table:table-row table:style-name="ro1">
          <table:table-cell table:formula="of:=[.B31]+1" office:value-type="float" office:value="33" calcext:value-type="float">
            <text:p>33</text:p>
          </table:table-cell>
          <table:table-cell table:formula="of:=[.A32]+[.C32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_SF</text:p>
          </table:table-cell>
          <table:table-cell office:value-type="string" calcext:value-type="string">
            <text:p>sunssf</text:p>
          </table:table-cell>
          <table:table-cell/>
          <table:table-cell table:formula="of:=IF([.G32]=&quot;sunssf&quot;;&quot;int16&quot;;[.G32])" office:value-type="string" office:string-value="int16" calcext:value-type="string">
            <text:p>int16</text:p>
          </table:table-cell>
          <table:table-cell table:formula="of:=IF([.I32]=&quot;enum16&quot;;&quot;uint16&quot;;[.I32])" office:value-type="string" office:string-value="int16" calcext:value-type="string">
            <text:p>int16</text:p>
          </table:table-cell>
          <table:table-cell table:formula="of:=IF([.J32]=&quot;bitfield16&quot;;&quot;uint16&quot;;[.J32])" office:value-type="string" office:string-value="int16" calcext:value-type="string">
            <text:p>int16</text:p>
          </table:table-cell>
          <table:table-cell table:number-columns-repeated="2"/>
          <table:table-cell table:formula="of:=[.K32]&amp;&quot;_t &quot;&amp;[.F32]&amp;&quot;;&quot;" office:value-type="string" office:string-value="int16_t DCW_SF;" calcext:value-type="string">
            <text:p>int16_t DCW_SF;</text:p>
          </table:table-cell>
        </table:table-row>
        <table:table-row table:style-name="ro1">
          <table:table-cell table:formula="of:=[.B32]+1" office:value-type="float" office:value="34" calcext:value-type="float">
            <text:p>34</text:p>
          </table:table-cell>
          <table:table-cell table:formula="of:=[.A33]+[.C33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Cab</text:p>
          </table:table-cell>
          <table:table-cell office:value-type="string" calcext:value-type="string">
            <text:p>int16</text:p>
          </table:table-cell>
          <table:table-cell/>
          <table:table-cell table:formula="of:=IF([.G33]=&quot;sunssf&quot;;&quot;int16&quot;;[.G33])" office:value-type="string" office:string-value="int16" calcext:value-type="string">
            <text:p>int16</text:p>
          </table:table-cell>
          <table:table-cell table:formula="of:=IF([.I33]=&quot;enum16&quot;;&quot;uint16&quot;;[.I33])" office:value-type="string" office:string-value="int16" calcext:value-type="string">
            <text:p>int16</text:p>
          </table:table-cell>
          <table:table-cell table:formula="of:=IF([.J33]=&quot;bitfield16&quot;;&quot;uint16&quot;;[.J33])" office:value-type="string" office:string-value="int16" calcext:value-type="string">
            <text:p>int16</text:p>
          </table:table-cell>
          <table:table-cell table:number-columns-repeated="2"/>
          <table:table-cell table:formula="of:=[.K33]&amp;&quot;_t &quot;&amp;[.F33]&amp;&quot;;&quot;" office:value-type="string" office:string-value="int16_t TmpCab;" calcext:value-type="string">
            <text:p>int16_t TmpCab;</text:p>
          </table:table-cell>
        </table:table-row>
        <table:table-row table:style-name="ro1">
          <table:table-cell table:formula="of:=[.B33]+1" office:value-type="float" office:value="35" calcext:value-type="float">
            <text:p>35</text:p>
          </table:table-cell>
          <table:table-cell table:formula="of:=[.A34]+[.C34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Snk</text:p>
          </table:table-cell>
          <table:table-cell office:value-type="string" calcext:value-type="string">
            <text:p>int16</text:p>
          </table:table-cell>
          <table:table-cell/>
          <table:table-cell table:formula="of:=IF([.G34]=&quot;sunssf&quot;;&quot;int16&quot;;[.G34])" office:value-type="string" office:string-value="int16" calcext:value-type="string">
            <text:p>int16</text:p>
          </table:table-cell>
          <table:table-cell table:formula="of:=IF([.I34]=&quot;enum16&quot;;&quot;uint16&quot;;[.I34])" office:value-type="string" office:string-value="int16" calcext:value-type="string">
            <text:p>int16</text:p>
          </table:table-cell>
          <table:table-cell table:formula="of:=IF([.J34]=&quot;bitfield16&quot;;&quot;uint16&quot;;[.J34])" office:value-type="string" office:string-value="int16" calcext:value-type="string">
            <text:p>int16</text:p>
          </table:table-cell>
          <table:table-cell table:number-columns-repeated="2"/>
          <table:table-cell table:formula="of:=[.K34]&amp;&quot;_t &quot;&amp;[.F34]&amp;&quot;;&quot;" office:value-type="string" office:string-value="int16_t TmpSnk;" calcext:value-type="string">
            <text:p>int16_t TmpSnk;</text:p>
          </table:table-cell>
        </table:table-row>
        <table:table-row table:style-name="ro1">
          <table:table-cell table:formula="of:=[.B34]+1" office:value-type="float" office:value="36" calcext:value-type="float">
            <text:p>36</text:p>
          </table:table-cell>
          <table:table-cell table:formula="of:=[.A35]+[.C35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Trns</text:p>
          </table:table-cell>
          <table:table-cell office:value-type="string" calcext:value-type="string">
            <text:p>int16</text:p>
          </table:table-cell>
          <table:table-cell/>
          <table:table-cell table:formula="of:=IF([.G35]=&quot;sunssf&quot;;&quot;int16&quot;;[.G35])" office:value-type="string" office:string-value="int16" calcext:value-type="string">
            <text:p>int16</text:p>
          </table:table-cell>
          <table:table-cell table:formula="of:=IF([.I35]=&quot;enum16&quot;;&quot;uint16&quot;;[.I35])" office:value-type="string" office:string-value="int16" calcext:value-type="string">
            <text:p>int16</text:p>
          </table:table-cell>
          <table:table-cell table:formula="of:=IF([.J35]=&quot;bitfield16&quot;;&quot;uint16&quot;;[.J35])" office:value-type="string" office:string-value="int16" calcext:value-type="string">
            <text:p>int16</text:p>
          </table:table-cell>
          <table:table-cell table:number-columns-repeated="2"/>
          <table:table-cell table:formula="of:=[.K35]&amp;&quot;_t &quot;&amp;[.F35]&amp;&quot;;&quot;" office:value-type="string" office:string-value="int16_t TmpTrns;" calcext:value-type="string">
            <text:p>int16_t TmpTrns;</text:p>
          </table:table-cell>
        </table:table-row>
        <table:table-row table:style-name="ro1">
          <table:table-cell table:formula="of:=[.B35]+1" office:value-type="float" office:value="37" calcext:value-type="float">
            <text:p>37</text:p>
          </table:table-cell>
          <table:table-cell table:formula="of:=[.A36]+[.C36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Ot</text:p>
          </table:table-cell>
          <table:table-cell office:value-type="string" calcext:value-type="string">
            <text:p>int16</text:p>
          </table:table-cell>
          <table:table-cell/>
          <table:table-cell table:formula="of:=IF([.G36]=&quot;sunssf&quot;;&quot;int16&quot;;[.G36])" office:value-type="string" office:string-value="int16" calcext:value-type="string">
            <text:p>int16</text:p>
          </table:table-cell>
          <table:table-cell table:formula="of:=IF([.I36]=&quot;enum16&quot;;&quot;uint16&quot;;[.I36])" office:value-type="string" office:string-value="int16" calcext:value-type="string">
            <text:p>int16</text:p>
          </table:table-cell>
          <table:table-cell table:formula="of:=IF([.J36]=&quot;bitfield16&quot;;&quot;uint16&quot;;[.J36])" office:value-type="string" office:string-value="int16" calcext:value-type="string">
            <text:p>int16</text:p>
          </table:table-cell>
          <table:table-cell table:number-columns-repeated="2"/>
          <table:table-cell table:formula="of:=[.K36]&amp;&quot;_t &quot;&amp;[.F36]&amp;&quot;;&quot;" office:value-type="string" office:string-value="int16_t TmpOt;" calcext:value-type="string">
            <text:p>int16_t TmpOt;</text:p>
          </table:table-cell>
        </table:table-row>
        <table:table-row table:style-name="ro1">
          <table:table-cell table:formula="of:=[.B36]+1" office:value-type="float" office:value="38" calcext:value-type="float">
            <text:p>38</text:p>
          </table:table-cell>
          <table:table-cell table:formula="of:=[.A37]+[.C37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_SF</text:p>
          </table:table-cell>
          <table:table-cell office:value-type="string" calcext:value-type="string">
            <text:p>sunssf</text:p>
          </table:table-cell>
          <table:table-cell/>
          <table:table-cell table:formula="of:=IF([.G37]=&quot;sunssf&quot;;&quot;int16&quot;;[.G37])" office:value-type="string" office:string-value="int16" calcext:value-type="string">
            <text:p>int16</text:p>
          </table:table-cell>
          <table:table-cell table:formula="of:=IF([.I37]=&quot;enum16&quot;;&quot;uint16&quot;;[.I37])" office:value-type="string" office:string-value="int16" calcext:value-type="string">
            <text:p>int16</text:p>
          </table:table-cell>
          <table:table-cell table:formula="of:=IF([.J37]=&quot;bitfield16&quot;;&quot;uint16&quot;;[.J37])" office:value-type="string" office:string-value="int16" calcext:value-type="string">
            <text:p>int16</text:p>
          </table:table-cell>
          <table:table-cell table:number-columns-repeated="2"/>
          <table:table-cell table:formula="of:=[.K37]&amp;&quot;_t &quot;&amp;[.F37]&amp;&quot;;&quot;" office:value-type="string" office:string-value="int16_t Tmp_SF;" calcext:value-type="string">
            <text:p>int16_t Tmp_SF;</text:p>
          </table:table-cell>
        </table:table-row>
        <table:table-row table:style-name="ro1">
          <table:table-cell table:formula="of:=[.B37]+1" office:value-type="float" office:value="39" calcext:value-type="float">
            <text:p>39</text:p>
          </table:table-cell>
          <table:table-cell table:formula="of:=[.A38]+[.C38]-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num16</text:p>
          </table:table-cell>
          <table:table-cell/>
          <table:table-cell table:formula="of:=IF([.G38]=&quot;sunssf&quot;;&quot;int16&quot;;[.G38])" office:value-type="string" office:string-value="enum16" calcext:value-type="string">
            <text:p>enum16</text:p>
          </table:table-cell>
          <table:table-cell table:formula="of:=IF([.I38]=&quot;enum16&quot;;&quot;uint16&quot;;[.I38])" office:value-type="string" office:string-value="uint16" calcext:value-type="string">
            <text:p>uint16</text:p>
          </table:table-cell>
          <table:table-cell table:formula="of:=IF([.J38]=&quot;bitfield16&quot;;&quot;uint16&quot;;[.J38])" office:value-type="string" office:string-value="uint16" calcext:value-type="string">
            <text:p>uint16</text:p>
          </table:table-cell>
          <table:table-cell table:number-columns-repeated="2"/>
          <table:table-cell table:formula="of:=[.K38]&amp;&quot;_t &quot;&amp;[.F38]&amp;&quot;;&quot;" office:value-type="string" office:string-value="uint16_t St;" calcext:value-type="string">
            <text:p>uint16_t St;</text:p>
          </table:table-cell>
        </table:table-row>
        <table:table-row table:style-name="ro1">
          <table:table-cell table:formula="of:=[.B38]+1" office:value-type="float" office:value="40" calcext:value-type="float">
            <text:p>40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Vnd</text:p>
          </table:table-cell>
          <table:table-cell office:value-type="string" calcext:value-type="string">
            <text:p>enum16</text:p>
          </table:table-cell>
          <table:table-cell/>
          <table:table-cell table:formula="of:=IF([.G39]=&quot;sunssf&quot;;&quot;int16&quot;;[.G39])" office:value-type="string" office:string-value="enum16" calcext:value-type="string">
            <text:p>enum16</text:p>
          </table:table-cell>
          <table:table-cell table:formula="of:=IF([.I39]=&quot;enum16&quot;;&quot;uint16&quot;;[.I39])" office:value-type="string" office:string-value="uint16" calcext:value-type="string">
            <text:p>uint16</text:p>
          </table:table-cell>
          <table:table-cell table:formula="of:=IF([.J39]=&quot;bitfield16&quot;;&quot;uint16&quot;;[.J39])" office:value-type="string" office:string-value="uint16" calcext:value-type="string">
            <text:p>uint16</text:p>
          </table:table-cell>
          <table:table-cell table:number-columns-repeated="2"/>
          <table:table-cell table:formula="of:=[.K39]&amp;&quot;_t &quot;&amp;[.F39]&amp;&quot;;&quot;" office:value-type="string" office:string-value="uint16_t StVnd;" calcext:value-type="string">
            <text:p>uint16_t StVnd;</text:p>
          </table:table-cell>
        </table:table-row>
        <table:table-row table:style-name="ro1">
          <table:table-cell table:formula="of:=[.B39]+1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1</text:p>
          </table:table-cell>
          <table:table-cell office:value-type="string" calcext:value-type="string">
            <text:p>uint32</text:p>
          </table:table-cell>
          <table:table-cell/>
          <table:table-cell table:formula="of:=IF([.G40]=&quot;sunssf&quot;;&quot;int16&quot;;[.G40])" office:value-type="string" office:string-value="uint32" calcext:value-type="string">
            <text:p>uint32</text:p>
          </table:table-cell>
          <table:table-cell table:formula="of:=IF([.I40]=&quot;enum16&quot;;&quot;uint16&quot;;[.I40])" office:value-type="string" office:string-value="uint32" calcext:value-type="string">
            <text:p>uint32</text:p>
          </table:table-cell>
          <table:table-cell table:formula="of:=IF([.J40]=&quot;bitfield16&quot;;&quot;uint16&quot;;[.J40])" office:value-type="string" office:string-value="uint32" calcext:value-type="string">
            <text:p>uint32</text:p>
          </table:table-cell>
          <table:table-cell table:number-columns-repeated="2"/>
          <table:table-cell table:formula="of:=[.K40]&amp;&quot;_t &quot;&amp;[.F40]&amp;&quot;;&quot;" office:value-type="string" office:string-value="uint32_t Evt1;" calcext:value-type="string">
            <text:p>uint32_t Evt1;</text:p>
          </table:table-cell>
        </table:table-row>
        <table:table-row table:style-name="ro1">
          <table:table-cell table:formula="of:=[.B40]+1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2</text:p>
          </table:table-cell>
          <table:table-cell office:value-type="string" calcext:value-type="string">
            <text:p>uint32</text:p>
          </table:table-cell>
          <table:table-cell/>
          <table:table-cell table:formula="of:=IF([.G41]=&quot;sunssf&quot;;&quot;int16&quot;;[.G41])" office:value-type="string" office:string-value="uint32" calcext:value-type="string">
            <text:p>uint32</text:p>
          </table:table-cell>
          <table:table-cell table:formula="of:=IF([.I41]=&quot;enum16&quot;;&quot;uint16&quot;;[.I41])" office:value-type="string" office:string-value="uint32" calcext:value-type="string">
            <text:p>uint32</text:p>
          </table:table-cell>
          <table:table-cell table:formula="of:=IF([.J41]=&quot;bitfield16&quot;;&quot;uint16&quot;;[.J41])" office:value-type="string" office:string-value="uint32" calcext:value-type="string">
            <text:p>uint32</text:p>
          </table:table-cell>
          <table:table-cell table:number-columns-repeated="2"/>
          <table:table-cell table:formula="of:=[.K41]&amp;&quot;_t &quot;&amp;[.F41]&amp;&quot;;&quot;" office:value-type="string" office:string-value="uint32_t Evt2;" calcext:value-type="string">
            <text:p>uint32_t Evt2;</text:p>
          </table:table-cell>
        </table:table-row>
        <table:table-row table:style-name="ro1">
          <table:table-cell table:formula="of:=[.B41]+1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1</text:p>
          </table:table-cell>
          <table:table-cell office:value-type="string" calcext:value-type="string">
            <text:p>uint32</text:p>
          </table:table-cell>
          <table:table-cell/>
          <table:table-cell table:formula="of:=IF([.G42]=&quot;sunssf&quot;;&quot;int16&quot;;[.G42])" office:value-type="string" office:string-value="uint32" calcext:value-type="string">
            <text:p>uint32</text:p>
          </table:table-cell>
          <table:table-cell table:formula="of:=IF([.I42]=&quot;enum16&quot;;&quot;uint16&quot;;[.I42])" office:value-type="string" office:string-value="uint32" calcext:value-type="string">
            <text:p>uint32</text:p>
          </table:table-cell>
          <table:table-cell table:formula="of:=IF([.J42]=&quot;bitfield16&quot;;&quot;uint16&quot;;[.J42])" office:value-type="string" office:string-value="uint32" calcext:value-type="string">
            <text:p>uint32</text:p>
          </table:table-cell>
          <table:table-cell table:number-columns-repeated="2"/>
          <table:table-cell table:formula="of:=[.K42]&amp;&quot;_t &quot;&amp;[.F42]&amp;&quot;;&quot;" office:value-type="string" office:string-value="uint32_t EvtVnd1;" calcext:value-type="string">
            <text:p>uint32_t EvtVnd1;</text:p>
          </table:table-cell>
        </table:table-row>
        <table:table-row table:style-name="ro1">
          <table:table-cell table:formula="of:=[.B42]+1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2</text:p>
          </table:table-cell>
          <table:table-cell office:value-type="string" calcext:value-type="string">
            <text:p>uint32</text:p>
          </table:table-cell>
          <table:table-cell/>
          <table:table-cell table:formula="of:=IF([.G43]=&quot;sunssf&quot;;&quot;int16&quot;;[.G43])" office:value-type="string" office:string-value="uint32" calcext:value-type="string">
            <text:p>uint32</text:p>
          </table:table-cell>
          <table:table-cell table:formula="of:=IF([.I43]=&quot;enum16&quot;;&quot;uint16&quot;;[.I43])" office:value-type="string" office:string-value="uint32" calcext:value-type="string">
            <text:p>uint32</text:p>
          </table:table-cell>
          <table:table-cell table:formula="of:=IF([.J43]=&quot;bitfield16&quot;;&quot;uint16&quot;;[.J43])" office:value-type="string" office:string-value="uint32" calcext:value-type="string">
            <text:p>uint32</text:p>
          </table:table-cell>
          <table:table-cell table:number-columns-repeated="2"/>
          <table:table-cell table:formula="of:=[.K43]&amp;&quot;_t &quot;&amp;[.F43]&amp;&quot;;&quot;" office:value-type="string" office:string-value="uint32_t EvtVnd2;" calcext:value-type="string">
            <text:p>uint32_t EvtVnd2;</text:p>
          </table:table-cell>
        </table:table-row>
        <table:table-row table:style-name="ro1">
          <table:table-cell table:formula="of:=[.B43]+1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3</text:p>
          </table:table-cell>
          <table:table-cell office:value-type="string" calcext:value-type="string">
            <text:p>uint32</text:p>
          </table:table-cell>
          <table:table-cell/>
          <table:table-cell table:formula="of:=IF([.G44]=&quot;sunssf&quot;;&quot;int16&quot;;[.G44])" office:value-type="string" office:string-value="uint32" calcext:value-type="string">
            <text:p>uint32</text:p>
          </table:table-cell>
          <table:table-cell table:formula="of:=IF([.I44]=&quot;enum16&quot;;&quot;uint16&quot;;[.I44])" office:value-type="string" office:string-value="uint32" calcext:value-type="string">
            <text:p>uint32</text:p>
          </table:table-cell>
          <table:table-cell table:formula="of:=IF([.J44]=&quot;bitfield16&quot;;&quot;uint16&quot;;[.J44])" office:value-type="string" office:string-value="uint32" calcext:value-type="string">
            <text:p>uint32</text:p>
          </table:table-cell>
          <table:table-cell table:number-columns-repeated="2"/>
          <table:table-cell table:formula="of:=[.K44]&amp;&quot;_t &quot;&amp;[.F44]&amp;&quot;;&quot;" office:value-type="string" office:string-value="uint32_t EvtVnd3;" calcext:value-type="string">
            <text:p>uint32_t EvtVnd3;</text:p>
          </table:table-cell>
        </table:table-row>
        <table:table-row table:style-name="ro1">
          <table:table-cell table:formula="of:=[.B44]+1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4</text:p>
          </table:table-cell>
          <table:table-cell office:value-type="string" calcext:value-type="string">
            <text:p>uint32</text:p>
          </table:table-cell>
          <table:table-cell/>
          <table:table-cell table:formula="of:=IF([.G45]=&quot;sunssf&quot;;&quot;int16&quot;;[.G45])" office:value-type="string" office:string-value="uint32" calcext:value-type="string">
            <text:p>uint32</text:p>
          </table:table-cell>
          <table:table-cell table:formula="of:=IF([.I45]=&quot;enum16&quot;;&quot;uint16&quot;;[.I45])" office:value-type="string" office:string-value="uint32" calcext:value-type="string">
            <text:p>uint32</text:p>
          </table:table-cell>
          <table:table-cell table:formula="of:=IF([.J45]=&quot;bitfield16&quot;;&quot;uint16&quot;;[.J45])" office:value-type="string" office:string-value="uint32" calcext:value-type="string">
            <text:p>uint32</text:p>
          </table:table-cell>
          <table:table-cell table:number-columns-repeated="2"/>
          <table:table-cell table:formula="of:=[.K45]&amp;&quot;_t &quot;&amp;[.F45]&amp;&quot;;&quot;" office:value-type="string" office:string-value="uint32_t EvtVnd4;" calcext:value-type="string">
            <text:p>uint32_t EvtVnd4;</text:p>
          </table:table-cell>
        </table:table-row>
      </table:table>
      <table:table table:name="Storage" table:style-name="ta1">
        <table:table-column table:style-name="co1" table:number-columns-repeated="5" table:default-cell-style-name="ce7"/>
        <table:table-column table:style-name="co2" table:default-cell-style-name="ce8"/>
        <table:table-column table:style-name="co1" table:default-cell-style-name="ce7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WchaMax;" calcext:value-type="string">
            <text:p>uint16_t WchaMax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Gr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WchaGra;" calcext:value-type="string">
            <text:p>uint16_t WchaGra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disChaGra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WdisChaGra;" calcext:value-type="string">
            <text:p>uint16_t WdisChaGra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StorCtl_Mod</text:p>
          </table:table-cell>
          <table:table-cell office:value-type="string" calcext:value-type="string">
            <text:p>bitfield16</text:p>
          </table:table-cell>
          <table:table-cell/>
          <table:table-cell table:formula="of:=IF([.G6]=&quot;sunssf&quot;;&quot;int16&quot;;[.G6])" office:value-type="string" office:string-value="bitfield16" calcext:value-type="string">
            <text:p>bitfield16</text:p>
          </table:table-cell>
          <table:table-cell table:formula="of:=IF([.I6]=&quot;enum16&quot;;&quot;uint16&quot;;[.I6])" office:value-type="string" office:string-value="bitfield16" calcext:value-type="string">
            <text:p>bitfield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StorCtl_Mod;" calcext:value-type="string">
            <text:p>uint16_t StorCtl_Mod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16&quot;;&quot;uint16&quot;;[.J7])" office:value-type="string" office:string-value="uint16" calcext:value-type="string">
            <text:p>uint16</text:p>
          </table:table-cell>
          <table:table-cell table:number-columns-repeated="2"/>
          <table:table-cell table:formula="of:=[.K7]&amp;&quot;_t &quot;&amp;[.F7]&amp;&quot;;&quot;" office:value-type="string" office:string-value="uint16_t VAChaMax;" calcext:value-type="string">
            <text:p>uint16_t VAChaMax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MinRsvPct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MinRsvPct;" calcext:value-type="string">
            <text:p>uint16_t MinRsvPct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ChaState;" calcext:value-type="string">
            <text:p>uint16_t ChaState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StorAval;" calcext:value-type="string">
            <text:p>uint16_t StorAval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InBatV;" calcext:value-type="string">
            <text:p>uint16_t InBatV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</text:p>
          </table:table-cell>
          <table:table-cell office:value-type="string" calcext:value-type="string">
            <text:p>enum16</text:p>
          </table:table-cell>
          <table:table-cell/>
          <table:table-cell table:formula="of:=IF([.G12]=&quot;sunssf&quot;;&quot;int16&quot;;[.G12])" office:value-type="string" office:string-value="enum16" calcext:value-type="string">
            <text:p>enum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ChaSt;" calcext:value-type="string">
            <text:p>uint16_t ChaSt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WRte</text:p>
          </table:table-cell>
          <table:table-cell office:value-type="string" calcext:value-type="string">
            <text:p>int16</text:p>
          </table:table-cell>
          <table:table-cell/>
          <table:table-cell table:formula="of:=IF([.G13]=&quot;sunssf&quot;;&quot;int16&quot;;[.G13])" office:value-type="string" office:string-value="int16" calcext:value-type="string">
            <text:p>int16</text:p>
          </table:table-cell>
          <table:table-cell table:formula="of:=IF([.I13]=&quot;enum16&quot;;&quot;uint16&quot;;[.I13])" office:value-type="string" office:string-value="int16" calcext:value-type="string">
            <text:p>int16</text:p>
          </table:table-cell>
          <table:table-cell table:formula="of:=IF([.J13]=&quot;bitfield16&quot;;&quot;uint16&quot;;[.J13])" office:value-type="string" office:string-value="int16" calcext:value-type="string">
            <text:p>int16</text:p>
          </table:table-cell>
          <table:table-cell table:number-columns-repeated="2"/>
          <table:table-cell table:formula="of:=[.K13]&amp;&quot;_t &quot;&amp;[.F13]&amp;&quot;;&quot;" office:value-type="string" office:string-value="int16_t OutWRte;" calcext:value-type="string">
            <text:p>int16_t OutWRte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InWRte</text:p>
          </table:table-cell>
          <table:table-cell office:value-type="string" calcext:value-type="string">
            <text:p>int16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InWRte;" calcext:value-type="string">
            <text:p>int16_t InWRte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5]=&quot;sunssf&quot;;&quot;int16&quot;;[.G15])" office:value-type="string" office:string-value="uint16" calcext:value-type="string">
            <text:p>uint16</text:p>
          </table:table-cell>
          <table:table-cell table:formula="of:=IF([.I15]=&quot;enum16&quot;;&quot;uint16&quot;;[.I15])" office:value-type="string" office:string-value="uint16" calcext:value-type="string">
            <text:p>uint16</text:p>
          </table:table-cell>
          <table:table-cell table:formula="of:=IF([.J15]=&quot;bitfield16&quot;;&quot;uint16&quot;;[.J15])" office:value-type="string" office:string-value="uint16" calcext:value-type="string">
            <text:p>uint16</text:p>
          </table:table-cell>
          <table:table-cell table:number-columns-repeated="2"/>
          <table:table-cell table:formula="of:=[.K15]&amp;&quot;_t &quot;&amp;[.F15]&amp;&quot;;&quot;" office:value-type="string" office:string-value="uint16_t InOutWRte_WinTms;" calcext:value-type="string">
            <text:p>uint16_t InOutWRte_WinTms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16]=&quot;sunssf&quot;;&quot;int16&quot;;[.G16])" office:value-type="string" office:string-value="uint16" calcext:value-type="string">
            <text:p>uint16</text:p>
          </table:table-cell>
          <table:table-cell table:formula="of:=IF([.I16]=&quot;enum16&quot;;&quot;uint16&quot;;[.I16])" office:value-type="string" office:string-value="uint16" calcext:value-type="string">
            <text:p>uint16</text:p>
          </table:table-cell>
          <table:table-cell table:formula="of:=IF([.J16]=&quot;bitfield16&quot;;&quot;uint16&quot;;[.J16])" office:value-type="string" office:string-value="uint16" calcext:value-type="string">
            <text:p>uint16</text:p>
          </table:table-cell>
          <table:table-cell table:number-columns-repeated="2"/>
          <table:table-cell table:formula="of:=[.K16]&amp;&quot;_t &quot;&amp;[.F16]&amp;&quot;;&quot;" office:value-type="string" office:string-value="uint16_t InOutWRte_RvrtTms;" calcext:value-type="string">
            <text:p>uint16_t InOutWRte_RvrtTms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InOutWRte_RmpTms;" calcext:value-type="string">
            <text:p>uint16_t InOutWRte_RmpTms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haGriSe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16&quot;;&quot;uint16&quot;;[.J18])" office:value-type="string" office:string-value="uint16" calcext:value-type="string">
            <text:p>uint16</text:p>
          </table:table-cell>
          <table:table-cell table:number-columns-repeated="2"/>
          <table:table-cell table:formula="of:=[.K18]&amp;&quot;_t &quot;&amp;[.F18]&amp;&quot;;&quot;" office:value-type="string" office:string-value="uint16_t ChaGriSet;" calcext:value-type="string">
            <text:p>uint16_t ChaGriSet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WchaMax_SF;" calcext:value-type="string">
            <text:p>int16_t WchaMax_SF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DisChaGr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WchaDisChaGra_SF;" calcext:value-type="string">
            <text:p>int16_t WchaDisChaGra_SF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ChaMax_SF;" calcext:value-type="string">
            <text:p>int16_t VAChaMax_SF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inRsv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MinRsvPct_SF;" calcext:value-type="string">
            <text:p>int16_t MinRsvPct_SF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ChaState_SF;" calcext:value-type="string">
            <text:p>int16_t ChaState_S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StorAval_SF;" calcext:value-type="string">
            <text:p>int16_t StorAval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16&quot;;&quot;uint16&quot;;[.J25])" office:value-type="string" office:string-value="int16" calcext:value-type="string">
            <text:p>int16</text:p>
          </table:table-cell>
          <table:table-cell table:number-columns-repeated="2"/>
          <table:table-cell table:formula="of:=[.K25]&amp;&quot;_t &quot;&amp;[.F25]&amp;&quot;;&quot;" office:value-type="string" office:string-value="int16_t InBatV_SF;" calcext:value-type="string">
            <text:p>int16_t InBatV_SF;</text:p>
          </table:table-cell>
        </table:table-row>
        <table:table-row table:style-name="ro1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InOutWRte_SF;" calcext:value-type="string">
            <text:p>int16_t InOutWRte_SF;</text:p>
          </table:table-cell>
        </table:table-row>
      </table:table>
      <table:table table:name="Meter" table:style-name="ta1">
        <table:table-column table:style-name="co1" table:number-columns-repeated="5" table:default-cell-style-name="ce7"/>
        <table:table-column table:style-name="co2" table:default-cell-style-name="ce9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[.G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A1]+[.C1]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[.G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A2]+[.C2]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16</text:p>
          </table:table-cell>
          <table:table-cell/>
          <table:table-cell table:formula="of:=[.G3]&amp;&quot;_t &quot;&amp;[.F3]&amp;&quot;;&quot;" office:value-type="string" office:string-value="int16_t A;" calcext:value-type="string">
            <text:p>int16_t A;</text:p>
          </table:table-cell>
        </table:table-row>
        <table:table-row table:style-name="ro1">
          <table:table-cell table:formula="of:=[.A3]+[.C3]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int16</text:p>
          </table:table-cell>
          <table:table-cell/>
          <table:table-cell table:formula="of:=[.G4]&amp;&quot;_t &quot;&amp;[.F4]&amp;&quot;;&quot;" office:value-type="string" office:string-value="int16_t AphA;" calcext:value-type="string">
            <text:p>int16_t AphA;</text:p>
          </table:table-cell>
        </table:table-row>
        <table:table-row table:style-name="ro1">
          <table:table-cell table:formula="of:=[.A4]+[.C4]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int16</text:p>
          </table:table-cell>
          <table:table-cell/>
          <table:table-cell table:formula="of:=[.G5]&amp;&quot;_t &quot;&amp;[.F5]&amp;&quot;;&quot;" office:value-type="string" office:string-value="int16_t AphB;" calcext:value-type="string">
            <text:p>int16_t AphB;</text:p>
          </table:table-cell>
        </table:table-row>
        <table:table-row table:style-name="ro1">
          <table:table-cell table:formula="of:=[.A5]+[.C5]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int16</text:p>
          </table:table-cell>
          <table:table-cell/>
          <table:table-cell table:formula="of:=[.G6]&amp;&quot;_t &quot;&amp;[.F6]&amp;&quot;;&quot;" office:value-type="string" office:string-value="int16_t AphC;" calcext:value-type="string">
            <text:p>int16_t AphC;</text:p>
          </table:table-cell>
        </table:table-row>
        <table:table-row table:style-name="ro1">
          <table:table-cell table:formula="of:=[.A6]+[.C6]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int16</text:p>
          </table:table-cell>
          <table:table-cell/>
          <table:table-cell table:formula="of:=[.G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1">
          <table:table-cell table:formula="of:=[.A7]+[.C7]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</text:p>
          </table:table-cell>
          <table:table-cell office:value-type="string" calcext:value-type="string">
            <text:p>int16</text:p>
          </table:table-cell>
          <table:table-cell/>
          <table:table-cell table:formula="of:=[.G8]&amp;&quot;_t &quot;&amp;[.F8]&amp;&quot;;&quot;" office:value-type="string" office:string-value="int16_t PhV;" calcext:value-type="string">
            <text:p>int16_t PhV;</text:p>
          </table:table-cell>
        </table:table-row>
        <table:table-row table:style-name="ro1">
          <table:table-cell table:formula="of:=[.A8]+[.C8]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int16</text:p>
          </table:table-cell>
          <table:table-cell/>
          <table:table-cell table:formula="of:=[.G9]&amp;&quot;_t &quot;&amp;[.F9]&amp;&quot;;&quot;" office:value-type="string" office:string-value="int16_t PhVphA;" calcext:value-type="string">
            <text:p>int16_t PhVphA;</text:p>
          </table:table-cell>
        </table:table-row>
        <table:table-row table:style-name="ro1">
          <table:table-cell table:formula="of:=[.A9]+[.C9]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int16</text:p>
          </table:table-cell>
          <table:table-cell/>
          <table:table-cell table:formula="of:=[.G10]&amp;&quot;_t &quot;&amp;[.F10]&amp;&quot;;&quot;" office:value-type="string" office:string-value="int16_t PhVphB;" calcext:value-type="string">
            <text:p>int16_t PhVphB;</text:p>
          </table:table-cell>
        </table:table-row>
        <table:table-row table:style-name="ro1">
          <table:table-cell table:formula="of:=[.A10]+[.C10]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int16</text:p>
          </table:table-cell>
          <table:table-cell/>
          <table:table-cell table:formula="of:=[.G11]&amp;&quot;_t &quot;&amp;[.F11]&amp;&quot;;&quot;" office:value-type="string" office:string-value="int16_t PhVphC;" calcext:value-type="string">
            <text:p>int16_t PhVphC;</text:p>
          </table:table-cell>
        </table:table-row>
        <table:table-row table:style-name="ro1">
          <table:table-cell table:formula="of:=[.A11]+[.C11]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int16</text:p>
          </table:table-cell>
          <table:table-cell/>
          <table:table-cell table:formula="of:=[.G12]&amp;&quot;_t &quot;&amp;[.F12]&amp;&quot;;&quot;" office:value-type="string" office:string-value="int16_t PPV;" calcext:value-type="string">
            <text:p>int16_t PPV;</text:p>
          </table:table-cell>
        </table:table-row>
        <table:table-row table:style-name="ro1">
          <table:table-cell table:formula="of:=[.A12]+[.C12]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int16</text:p>
          </table:table-cell>
          <table:table-cell/>
          <table:table-cell table:formula="of:=[.G13]&amp;&quot;_t &quot;&amp;[.F13]&amp;&quot;;&quot;" office:value-type="string" office:string-value="int16_t PPVphAB;" calcext:value-type="string">
            <text:p>int16_t PPVphAB;</text:p>
          </table:table-cell>
        </table:table-row>
        <table:table-row table:style-name="ro1">
          <table:table-cell table:formula="of:=[.A13]+[.C13]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int16</text:p>
          </table:table-cell>
          <table:table-cell/>
          <table:table-cell table:formula="of:=[.G14]&amp;&quot;_t &quot;&amp;[.F14]&amp;&quot;;&quot;" office:value-type="string" office:string-value="int16_t PPVphBC;" calcext:value-type="string">
            <text:p>int16_t PPVphBC;</text:p>
          </table:table-cell>
        </table:table-row>
        <table:table-row table:style-name="ro1">
          <table:table-cell table:formula="of:=[.A14]+[.C14]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int16</text:p>
          </table:table-cell>
          <table:table-cell/>
          <table:table-cell table:formula="of:=[.G15]&amp;&quot;_t &quot;&amp;[.F15]&amp;&quot;;&quot;" office:value-type="string" office:string-value="int16_t PPVphCA;" calcext:value-type="string">
            <text:p>int16_t PPVphCA;</text:p>
          </table:table-cell>
        </table:table-row>
        <table:table-row table:style-name="ro1">
          <table:table-cell table:formula="of:=[.A15]+[.C15]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int16</text:p>
          </table:table-cell>
          <table:table-cell/>
          <table:table-cell table:formula="of:=[.G16]&amp;&quot;_t &quot;&amp;[.F16]&amp;&quot;;&quot;" office:value-type="string" office:string-value="int16_t V_SF;" calcext:value-type="string">
            <text:p>int16_t V_SF;</text:p>
          </table:table-cell>
        </table:table-row>
        <table:table-row table:style-name="ro1">
          <table:table-cell table:formula="of:=[.A16]+[.C16]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int16</text:p>
          </table:table-cell>
          <table:table-cell/>
          <table:table-cell table:formula="of:=[.G17]&amp;&quot;_t &quot;&amp;[.F17]&amp;&quot;;&quot;" office:value-type="string" office:string-value="int16_t Hz;" calcext:value-type="string">
            <text:p>int16_t Hz;</text:p>
          </table:table-cell>
        </table:table-row>
        <table:table-row table:style-name="ro1">
          <table:table-cell table:formula="of:=[.A17]+[.C17]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int16</text:p>
          </table:table-cell>
          <table:table-cell/>
          <table:table-cell table:formula="of:=[.G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1">
          <table:table-cell table:formula="of:=[.A18]+[.C18]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[.G19]&amp;&quot;_t &quot;&amp;[.F19]&amp;&quot;;&quot;" office:value-type="string" office:string-value="int16_t W;" calcext:value-type="string">
            <text:p>int16_t W;</text:p>
          </table:table-cell>
        </table:table-row>
        <table:table-row table:style-name="ro1">
          <table:table-cell table:formula="of:=[.A19]+[.C19]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A</text:p>
          </table:table-cell>
          <table:table-cell office:value-type="string" calcext:value-type="string">
            <text:p>int16</text:p>
          </table:table-cell>
          <table:table-cell/>
          <table:table-cell table:formula="of:=[.G20]&amp;&quot;_t &quot;&amp;[.F20]&amp;&quot;;&quot;" office:value-type="string" office:string-value="int16_t WphA;" calcext:value-type="string">
            <text:p>int16_t WphA;</text:p>
          </table:table-cell>
        </table:table-row>
        <table:table-row table:style-name="ro1">
          <table:table-cell table:formula="of:=[.A20]+[.C20]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B</text:p>
          </table:table-cell>
          <table:table-cell office:value-type="string" calcext:value-type="string">
            <text:p>int16</text:p>
          </table:table-cell>
          <table:table-cell/>
          <table:table-cell table:formula="of:=[.G21]&amp;&quot;_t &quot;&amp;[.F21]&amp;&quot;;&quot;" office:value-type="string" office:string-value="int16_t WphB;" calcext:value-type="string">
            <text:p>int16_t WphB;</text:p>
          </table:table-cell>
        </table:table-row>
        <table:table-row table:style-name="ro1">
          <table:table-cell table:formula="of:=[.A21]+[.C21]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C</text:p>
          </table:table-cell>
          <table:table-cell office:value-type="string" calcext:value-type="string">
            <text:p>int16</text:p>
          </table:table-cell>
          <table:table-cell/>
          <table:table-cell table:formula="of:=[.G22]&amp;&quot;_t &quot;&amp;[.F22]&amp;&quot;;&quot;" office:value-type="string" office:string-value="int16_t WphC;" calcext:value-type="string">
            <text:p>int16_t WphC;</text:p>
          </table:table-cell>
        </table:table-row>
        <table:table-row table:style-name="ro1">
          <table:table-cell table:formula="of:=[.A22]+[.C22]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int16</text:p>
          </table:table-cell>
          <table:table-cell/>
          <table:table-cell table:formula="of:=[.G23]&amp;&quot;_t &quot;&amp;[.F23]&amp;&quot;;&quot;" office:value-type="string" office:string-value="int16_t W_SF;" calcext:value-type="string">
            <text:p>int16_t W_SF;</text:p>
          </table:table-cell>
        </table:table-row>
        <table:table-row table:style-name="ro1">
          <table:table-cell table:formula="of:=[.A23]+[.C23]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[.G24]&amp;&quot;_t &quot;&amp;[.F24]&amp;&quot;;&quot;" office:value-type="string" office:string-value="int16_t VA;" calcext:value-type="string">
            <text:p>int16_t VA;</text:p>
          </table:table-cell>
        </table:table-row>
        <table:table-row table:style-name="ro1">
          <table:table-cell table:formula="of:=[.A24]+[.C24]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A</text:p>
          </table:table-cell>
          <table:table-cell office:value-type="string" calcext:value-type="string">
            <text:p>int16</text:p>
          </table:table-cell>
          <table:table-cell/>
          <table:table-cell table:formula="of:=[.G25]&amp;&quot;_t &quot;&amp;[.F25]&amp;&quot;;&quot;" office:value-type="string" office:string-value="int16_t VAphA;" calcext:value-type="string">
            <text:p>int16_t VAphA;</text:p>
          </table:table-cell>
        </table:table-row>
        <table:table-row table:style-name="ro1">
          <table:table-cell table:formula="of:=[.A25]+[.C25]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B</text:p>
          </table:table-cell>
          <table:table-cell office:value-type="string" calcext:value-type="string">
            <text:p>int16</text:p>
          </table:table-cell>
          <table:table-cell/>
          <table:table-cell table:formula="of:=[.G26]&amp;&quot;_t &quot;&amp;[.F26]&amp;&quot;;&quot;" office:value-type="string" office:string-value="int16_t VAphB;" calcext:value-type="string">
            <text:p>int16_t VAphB;</text:p>
          </table:table-cell>
        </table:table-row>
        <table:table-row table:style-name="ro1">
          <table:table-cell table:formula="of:=[.A26]+[.C26]" office:value-type="float" office:value="27" calcext:value-type="float">
            <text:p>27</text:p>
          </table:table-cell>
          <table:table-cell table:formula="of:=[.A27]+[.C2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C</text:p>
          </table:table-cell>
          <table:table-cell office:value-type="string" calcext:value-type="string">
            <text:p>int16</text:p>
          </table:table-cell>
          <table:table-cell/>
          <table:table-cell table:formula="of:=[.G27]&amp;&quot;_t &quot;&amp;[.F27]&amp;&quot;;&quot;" office:value-type="string" office:string-value="int16_t VAphC;" calcext:value-type="string">
            <text:p>int16_t VAphC;</text:p>
          </table:table-cell>
        </table:table-row>
        <table:table-row table:style-name="ro1">
          <table:table-cell table:formula="of:=[.A27]+[.C27]" office:value-type="float" office:value="28" calcext:value-type="float">
            <text:p>28</text:p>
          </table:table-cell>
          <table:table-cell table:formula="of:=[.A28]+[.C2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int16</text:p>
          </table:table-cell>
          <table:table-cell/>
          <table:table-cell table:formula="of:=[.G28]&amp;&quot;_t &quot;&amp;[.F28]&amp;&quot;;&quot;" office:value-type="string" office:string-value="int16_t VA_SF;" calcext:value-type="string">
            <text:p>int16_t VA_SF;</text:p>
          </table:table-cell>
        </table:table-row>
        <table:table-row table:style-name="ro1">
          <table:table-cell table:formula="of:=[.A28]+[.C28]" office:value-type="float" office:value="29" calcext:value-type="float">
            <text:p>29</text:p>
          </table:table-cell>
          <table:table-cell table:formula="of:=[.A29]+[.C29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[.G29]&amp;&quot;_t &quot;&amp;[.F29]&amp;&quot;;&quot;" office:value-type="string" office:string-value="int16_t VAR;" calcext:value-type="string">
            <text:p>int16_t VAR;</text:p>
          </table:table-cell>
        </table:table-row>
        <table:table-row table:style-name="ro1">
          <table:table-cell table:formula="of:=[.A29]+[.C29]" office:value-type="float" office:value="30" calcext:value-type="float">
            <text:p>30</text:p>
          </table:table-cell>
          <table:table-cell table:formula="of:=[.A30]+[.C30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A</text:p>
          </table:table-cell>
          <table:table-cell office:value-type="string" calcext:value-type="string">
            <text:p>int16</text:p>
          </table:table-cell>
          <table:table-cell/>
          <table:table-cell table:formula="of:=[.G30]&amp;&quot;_t &quot;&amp;[.F30]&amp;&quot;;&quot;" office:value-type="string" office:string-value="int16_t VARphA;" calcext:value-type="string">
            <text:p>int16_t VARphA;</text:p>
          </table:table-cell>
        </table:table-row>
        <table:table-row table:style-name="ro1">
          <table:table-cell table:formula="of:=[.A30]+[.C30]" office:value-type="float" office:value="31" calcext:value-type="float">
            <text:p>31</text:p>
          </table:table-cell>
          <table:table-cell table:formula="of:=[.A31]+[.C31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B</text:p>
          </table:table-cell>
          <table:table-cell office:value-type="string" calcext:value-type="string">
            <text:p>int16</text:p>
          </table:table-cell>
          <table:table-cell/>
          <table:table-cell table:formula="of:=[.G31]&amp;&quot;_t &quot;&amp;[.F31]&amp;&quot;;&quot;" office:value-type="string" office:string-value="int16_t VARphB;" calcext:value-type="string">
            <text:p>int16_t VARphB;</text:p>
          </table:table-cell>
        </table:table-row>
        <table:table-row table:style-name="ro1">
          <table:table-cell table:formula="of:=[.A31]+[.C31]" office:value-type="float" office:value="32" calcext:value-type="float">
            <text:p>32</text:p>
          </table:table-cell>
          <table:table-cell table:formula="of:=[.A32]+[.C32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C</text:p>
          </table:table-cell>
          <table:table-cell office:value-type="string" calcext:value-type="string">
            <text:p>int16</text:p>
          </table:table-cell>
          <table:table-cell/>
          <table:table-cell table:formula="of:=[.G32]&amp;&quot;_t &quot;&amp;[.F32]&amp;&quot;;&quot;" office:value-type="string" office:string-value="int16_t VARphC;" calcext:value-type="string">
            <text:p>int16_t VARphC;</text:p>
          </table:table-cell>
        </table:table-row>
        <table:table-row table:style-name="ro1">
          <table:table-cell table:formula="of:=[.A32]+[.C32]" office:value-type="float" office:value="33" calcext:value-type="float">
            <text:p>33</text:p>
          </table:table-cell>
          <table:table-cell table:formula="of:=[.A33]+[.C33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int16</text:p>
          </table:table-cell>
          <table:table-cell/>
          <table:table-cell table:formula="of:=[.G33]&amp;&quot;_t &quot;&amp;[.F33]&amp;&quot;;&quot;" office:value-type="string" office:string-value="int16_t VAR_SF;" calcext:value-type="string">
            <text:p>int16_t VAR_SF;</text:p>
          </table:table-cell>
        </table:table-row>
        <table:table-row table:style-name="ro1">
          <table:table-cell table:formula="of:=[.A33]+[.C33]" office:value-type="float" office:value="34" calcext:value-type="float">
            <text:p>34</text:p>
          </table:table-cell>
          <table:table-cell table:formula="of:=[.A34]+[.C34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[.G34]&amp;&quot;_t &quot;&amp;[.F34]&amp;&quot;;&quot;" office:value-type="string" office:string-value="int16_t PF;" calcext:value-type="string">
            <text:p>int16_t PF;</text:p>
          </table:table-cell>
        </table:table-row>
        <table:table-row table:style-name="ro1">
          <table:table-cell table:formula="of:=[.A34]+[.C34]" office:value-type="float" office:value="35" calcext:value-type="float">
            <text:p>35</text:p>
          </table:table-cell>
          <table:table-cell table:formula="of:=[.A35]+[.C35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A</text:p>
          </table:table-cell>
          <table:table-cell office:value-type="string" calcext:value-type="string">
            <text:p>int16</text:p>
          </table:table-cell>
          <table:table-cell/>
          <table:table-cell table:formula="of:=[.G35]&amp;&quot;_t &quot;&amp;[.F35]&amp;&quot;;&quot;" office:value-type="string" office:string-value="int16_t PFphA;" calcext:value-type="string">
            <text:p>int16_t PFphA;</text:p>
          </table:table-cell>
        </table:table-row>
        <table:table-row table:style-name="ro1">
          <table:table-cell table:formula="of:=[.A35]+[.C35]" office:value-type="float" office:value="36" calcext:value-type="float">
            <text:p>36</text:p>
          </table:table-cell>
          <table:table-cell table:formula="of:=[.A36]+[.C36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B</text:p>
          </table:table-cell>
          <table:table-cell office:value-type="string" calcext:value-type="string">
            <text:p>int16</text:p>
          </table:table-cell>
          <table:table-cell/>
          <table:table-cell table:formula="of:=[.G36]&amp;&quot;_t &quot;&amp;[.F36]&amp;&quot;;&quot;" office:value-type="string" office:string-value="int16_t PFphB;" calcext:value-type="string">
            <text:p>int16_t PFphB;</text:p>
          </table:table-cell>
        </table:table-row>
        <table:table-row table:style-name="ro1">
          <table:table-cell table:formula="of:=[.A36]+[.C36]" office:value-type="float" office:value="37" calcext:value-type="float">
            <text:p>37</text:p>
          </table:table-cell>
          <table:table-cell table:formula="of:=[.A37]+[.C37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C</text:p>
          </table:table-cell>
          <table:table-cell office:value-type="string" calcext:value-type="string">
            <text:p>int16</text:p>
          </table:table-cell>
          <table:table-cell/>
          <table:table-cell table:formula="of:=[.G37]&amp;&quot;_t &quot;&amp;[.F37]&amp;&quot;;&quot;" office:value-type="string" office:string-value="int16_t PFphC;" calcext:value-type="string">
            <text:p>int16_t PFphC;</text:p>
          </table:table-cell>
        </table:table-row>
        <table:table-row table:style-name="ro1">
          <table:table-cell table:formula="of:=[.A37]+[.C37]" office:value-type="float" office:value="38" calcext:value-type="float">
            <text:p>38</text:p>
          </table:table-cell>
          <table:table-cell table:formula="of:=[.A38]+[.C38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int16</text:p>
          </table:table-cell>
          <table:table-cell/>
          <table:table-cell table:formula="of:=[.G38]&amp;&quot;_t &quot;&amp;[.F38]&amp;&quot;;&quot;" office:value-type="string" office:string-value="int16_t PF_SF;" calcext:value-type="string">
            <text:p>int16_t PF_SF;</text:p>
          </table:table-cell>
        </table:table-row>
        <table:table-row table:style-name="ro1">
          <table:table-cell table:formula="of:=[.A38]+[.C38]" office:value-type="float" office:value="39" calcext:value-type="float">
            <text:p>39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</text:p>
          </table:table-cell>
          <table:table-cell office:value-type="string" calcext:value-type="string">
            <text:p>uint32</text:p>
          </table:table-cell>
          <table:table-cell/>
          <table:table-cell table:formula="of:=[.G39]&amp;&quot;_t &quot;&amp;[.F39]&amp;&quot;;&quot;" office:value-type="string" office:string-value="uint32_t TotWhExp;" calcext:value-type="string">
            <text:p>uint32_t TotWhExp;</text:p>
          </table:table-cell>
        </table:table-row>
        <table:table-row table:style-name="ro1">
          <table:table-cell table:formula="of:=[.A39]+[.C39]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A</text:p>
          </table:table-cell>
          <table:table-cell office:value-type="string" calcext:value-type="string">
            <text:p>uint32</text:p>
          </table:table-cell>
          <table:table-cell/>
          <table:table-cell table:formula="of:=[.G40]&amp;&quot;_t &quot;&amp;[.F40]&amp;&quot;;&quot;" office:value-type="string" office:string-value="uint32_t TotWhExpPhA;" calcext:value-type="string">
            <text:p>uint32_t TotWhExpPhA;</text:p>
          </table:table-cell>
        </table:table-row>
        <table:table-row table:style-name="ro1">
          <table:table-cell table:formula="of:=[.A40]+[.C40]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B</text:p>
          </table:table-cell>
          <table:table-cell office:value-type="string" calcext:value-type="string">
            <text:p>uint32</text:p>
          </table:table-cell>
          <table:table-cell/>
          <table:table-cell table:formula="of:=[.G41]&amp;&quot;_t &quot;&amp;[.F41]&amp;&quot;;&quot;" office:value-type="string" office:string-value="uint32_t TotWhExpPhB;" calcext:value-type="string">
            <text:p>uint32_t TotWhExpPhB;</text:p>
          </table:table-cell>
        </table:table-row>
        <table:table-row table:style-name="ro1">
          <table:table-cell table:formula="of:=[.A41]+[.C41]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C</text:p>
          </table:table-cell>
          <table:table-cell office:value-type="string" calcext:value-type="string">
            <text:p>uint32</text:p>
          </table:table-cell>
          <table:table-cell/>
          <table:table-cell table:formula="of:=[.G42]&amp;&quot;_t &quot;&amp;[.F42]&amp;&quot;;&quot;" office:value-type="string" office:string-value="uint32_t TotWhExpPhC;" calcext:value-type="string">
            <text:p>uint32_t TotWhExpPhC;</text:p>
          </table:table-cell>
        </table:table-row>
        <table:table-row table:style-name="ro1">
          <table:table-cell table:formula="of:=[.A42]+[.C42]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</text:p>
          </table:table-cell>
          <table:table-cell office:value-type="string" calcext:value-type="string">
            <text:p>uint32</text:p>
          </table:table-cell>
          <table:table-cell/>
          <table:table-cell table:formula="of:=[.G43]&amp;&quot;_t &quot;&amp;[.F43]&amp;&quot;;&quot;" office:value-type="string" office:string-value="uint32_t TotWhImp;" calcext:value-type="string">
            <text:p>uint32_t TotWhImp;</text:p>
          </table:table-cell>
        </table:table-row>
        <table:table-row table:style-name="ro1">
          <table:table-cell table:formula="of:=[.A43]+[.C43]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A</text:p>
          </table:table-cell>
          <table:table-cell office:value-type="string" calcext:value-type="string">
            <text:p>uint32</text:p>
          </table:table-cell>
          <table:table-cell/>
          <table:table-cell table:formula="of:=[.G44]&amp;&quot;_t &quot;&amp;[.F44]&amp;&quot;;&quot;" office:value-type="string" office:string-value="uint32_t TotWhImpPhA;" calcext:value-type="string">
            <text:p>uint32_t TotWhImpPhA;</text:p>
          </table:table-cell>
        </table:table-row>
        <table:table-row table:style-name="ro1">
          <table:table-cell table:formula="of:=[.A44]+[.C44]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B</text:p>
          </table:table-cell>
          <table:table-cell office:value-type="string" calcext:value-type="string">
            <text:p>uint32</text:p>
          </table:table-cell>
          <table:table-cell/>
          <table:table-cell table:formula="of:=[.G45]&amp;&quot;_t &quot;&amp;[.F45]&amp;&quot;;&quot;" office:value-type="string" office:string-value="uint32_t TotWhImpPhB;" calcext:value-type="string">
            <text:p>uint32_t TotWhImpPhB;</text:p>
          </table:table-cell>
        </table:table-row>
        <table:table-row table:style-name="ro1">
          <table:table-cell table:formula="of:=[.A45]+[.C45]" office:value-type="float" office:value="53" calcext:value-type="float">
            <text:p>53</text:p>
          </table:table-cell>
          <table:table-cell table:formula="of:=[.A46]+[.C46]-1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C</text:p>
          </table:table-cell>
          <table:table-cell office:value-type="string" calcext:value-type="string">
            <text:p>uint32</text:p>
          </table:table-cell>
          <table:table-cell/>
          <table:table-cell table:formula="of:=[.G46]&amp;&quot;_t &quot;&amp;[.F46]&amp;&quot;;&quot;" office:value-type="string" office:string-value="uint32_t TotWhImpPhC;" calcext:value-type="string">
            <text:p>uint32_t TotWhImpPhC;</text:p>
          </table:table-cell>
        </table:table-row>
        <table:table-row table:style-name="ro1">
          <table:table-cell table:formula="of:=[.A46]+[.C46]" office:value-type="float" office:value="55" calcext:value-type="float">
            <text:p>55</text:p>
          </table:table-cell>
          <table:table-cell table:formula="of:=[.A47]+[.C47]-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_SF</text:p>
          </table:table-cell>
          <table:table-cell office:value-type="string" calcext:value-type="string">
            <text:p>int16</text:p>
          </table:table-cell>
          <table:table-cell/>
          <table:table-cell table:formula="of:=[.G47]&amp;&quot;_t &quot;&amp;[.F47]&amp;&quot;;&quot;" office:value-type="string" office:string-value="int16_t TotWh_SF;" calcext:value-type="string">
            <text:p>int16_t TotWh_SF;</text:p>
          </table:table-cell>
        </table:table-row>
        <table:table-row table:style-name="ro1">
          <table:table-cell table:formula="of:=[.A47]+[.C47]" office:value-type="float" office:value="56" calcext:value-type="float">
            <text:p>56</text:p>
          </table:table-cell>
          <table:table-cell table:formula="of:=[.A48]+[.C48]-1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</text:p>
          </table:table-cell>
          <table:table-cell office:value-type="string" calcext:value-type="string">
            <text:p>uint32</text:p>
          </table:table-cell>
          <table:table-cell/>
          <table:table-cell table:formula="of:=[.G48]&amp;&quot;_t &quot;&amp;[.F48]&amp;&quot;;&quot;" office:value-type="string" office:string-value="uint32_t TotVAhExp;" calcext:value-type="string">
            <text:p>uint32_t TotVAhExp;</text:p>
          </table:table-cell>
        </table:table-row>
        <table:table-row table:style-name="ro1">
          <table:table-cell table:formula="of:=[.A48]+[.C48]" office:value-type="float" office:value="58" calcext:value-type="float">
            <text:p>58</text:p>
          </table:table-cell>
          <table:table-cell table:formula="of:=[.A49]+[.C49]-1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A</text:p>
          </table:table-cell>
          <table:table-cell office:value-type="string" calcext:value-type="string">
            <text:p>uint32</text:p>
          </table:table-cell>
          <table:table-cell/>
          <table:table-cell table:formula="of:=[.G49]&amp;&quot;_t &quot;&amp;[.F49]&amp;&quot;;&quot;" office:value-type="string" office:string-value="uint32_t TotVAhExpPhA;" calcext:value-type="string">
            <text:p>uint32_t TotVAhExpPhA;</text:p>
          </table:table-cell>
        </table:table-row>
        <table:table-row table:style-name="ro1">
          <table:table-cell table:formula="of:=[.A49]+[.C49]" office:value-type="float" office:value="60" calcext:value-type="float">
            <text:p>60</text:p>
          </table:table-cell>
          <table:table-cell table:formula="of:=[.A50]+[.C50]-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B</text:p>
          </table:table-cell>
          <table:table-cell office:value-type="string" calcext:value-type="string">
            <text:p>uint32</text:p>
          </table:table-cell>
          <table:table-cell/>
          <table:table-cell table:formula="of:=[.G50]&amp;&quot;_t &quot;&amp;[.F50]&amp;&quot;;&quot;" office:value-type="string" office:string-value="uint32_t TotVAhExpPhB;" calcext:value-type="string">
            <text:p>uint32_t TotVAhExpPhB;</text:p>
          </table:table-cell>
        </table:table-row>
        <table:table-row table:style-name="ro1">
          <table:table-cell table:formula="of:=[.A50]+[.C50]" office:value-type="float" office:value="62" calcext:value-type="float">
            <text:p>62</text:p>
          </table:table-cell>
          <table:table-cell table:formula="of:=[.A51]+[.C51]-1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C</text:p>
          </table:table-cell>
          <table:table-cell office:value-type="string" calcext:value-type="string">
            <text:p>uint32</text:p>
          </table:table-cell>
          <table:table-cell/>
          <table:table-cell table:formula="of:=[.G51]&amp;&quot;_t &quot;&amp;[.F51]&amp;&quot;;&quot;" office:value-type="string" office:string-value="uint32_t TotVAhExpPhC;" calcext:value-type="string">
            <text:p>uint32_t TotVAhExpPhC;</text:p>
          </table:table-cell>
        </table:table-row>
        <table:table-row table:style-name="ro1">
          <table:table-cell table:formula="of:=[.A51]+[.C51]" office:value-type="float" office:value="64" calcext:value-type="float">
            <text:p>64</text:p>
          </table:table-cell>
          <table:table-cell table:formula="of:=[.A52]+[.C52]-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</text:p>
          </table:table-cell>
          <table:table-cell office:value-type="string" calcext:value-type="string">
            <text:p>uint32</text:p>
          </table:table-cell>
          <table:table-cell/>
          <table:table-cell table:formula="of:=[.G52]&amp;&quot;_t &quot;&amp;[.F52]&amp;&quot;;&quot;" office:value-type="string" office:string-value="uint32_t TotVAhImp;" calcext:value-type="string">
            <text:p>uint32_t TotVAhImp;</text:p>
          </table:table-cell>
        </table:table-row>
        <table:table-row table:style-name="ro1">
          <table:table-cell table:formula="of:=[.A52]+[.C52]" office:value-type="float" office:value="66" calcext:value-type="float">
            <text:p>66</text:p>
          </table:table-cell>
          <table:table-cell table:formula="of:=[.A53]+[.C53]-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A</text:p>
          </table:table-cell>
          <table:table-cell office:value-type="string" calcext:value-type="string">
            <text:p>uint32</text:p>
          </table:table-cell>
          <table:table-cell/>
          <table:table-cell table:formula="of:=[.G53]&amp;&quot;_t &quot;&amp;[.F53]&amp;&quot;;&quot;" office:value-type="string" office:string-value="uint32_t TotVAhImpPhA;" calcext:value-type="string">
            <text:p>uint32_t TotVAhImpPhA;</text:p>
          </table:table-cell>
        </table:table-row>
        <table:table-row table:style-name="ro1">
          <table:table-cell table:formula="of:=[.A53]+[.C53]" office:value-type="float" office:value="68" calcext:value-type="float">
            <text:p>68</text:p>
          </table:table-cell>
          <table:table-cell table:formula="of:=[.A54]+[.C54]-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B</text:p>
          </table:table-cell>
          <table:table-cell office:value-type="string" calcext:value-type="string">
            <text:p>uint32</text:p>
          </table:table-cell>
          <table:table-cell/>
          <table:table-cell table:formula="of:=[.G54]&amp;&quot;_t &quot;&amp;[.F54]&amp;&quot;;&quot;" office:value-type="string" office:string-value="uint32_t TotVAhImpPhB;" calcext:value-type="string">
            <text:p>uint32_t TotVAhImpPhB;</text:p>
          </table:table-cell>
        </table:table-row>
        <table:table-row table:style-name="ro1">
          <table:table-cell table:formula="of:=[.A54]+[.C54]" office:value-type="float" office:value="70" calcext:value-type="float">
            <text:p>70</text:p>
          </table:table-cell>
          <table:table-cell table:formula="of:=[.A55]+[.C55]-1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C</text:p>
          </table:table-cell>
          <table:table-cell office:value-type="string" calcext:value-type="string">
            <text:p>uint32</text:p>
          </table:table-cell>
          <table:table-cell/>
          <table:table-cell table:formula="of:=[.G55]&amp;&quot;_t &quot;&amp;[.F55]&amp;&quot;;&quot;" office:value-type="string" office:string-value="uint32_t TotVAhImpPhC;" calcext:value-type="string">
            <text:p>uint32_t TotVAhImpPhC;</text:p>
          </table:table-cell>
        </table:table-row>
        <table:table-row table:style-name="ro1">
          <table:table-cell table:formula="of:=[.A55]+[.C55]" office:value-type="float" office:value="72" calcext:value-type="float">
            <text:p>72</text:p>
          </table:table-cell>
          <table:table-cell table:formula="of:=[.A56]+[.C56]-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_SF</text:p>
          </table:table-cell>
          <table:table-cell office:value-type="string" calcext:value-type="string">
            <text:p>int16</text:p>
          </table:table-cell>
          <table:table-cell/>
          <table:table-cell table:formula="of:=[.G56]&amp;&quot;_t &quot;&amp;[.F56]&amp;&quot;;&quot;" office:value-type="string" office:string-value="int16_t TotVAh_SF;" calcext:value-type="string">
            <text:p>int16_t TotVAh_SF;</text:p>
          </table:table-cell>
        </table:table-row>
        <table:table-row table:style-name="ro1">
          <table:table-cell table:formula="of:=[.A56]+[.C56]" office:value-type="float" office:value="73" calcext:value-type="float">
            <text:p>73</text:p>
          </table:table-cell>
          <table:table-cell table:formula="of:=[.A57]+[.C57]-1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</text:p>
          </table:table-cell>
          <table:table-cell office:value-type="string" calcext:value-type="string">
            <text:p>uint32</text:p>
          </table:table-cell>
          <table:table-cell/>
          <table:table-cell table:formula="of:=[.G57]&amp;&quot;_t &quot;&amp;[.F57]&amp;&quot;;&quot;" office:value-type="string" office:string-value="uint32_t TotVArhImpQ1;" calcext:value-type="string">
            <text:p>uint32_t TotVArhImpQ1;</text:p>
          </table:table-cell>
        </table:table-row>
        <table:table-row table:style-name="ro1">
          <table:table-cell table:formula="of:=[.A57]+[.C57]" office:value-type="float" office:value="75" calcext:value-type="float">
            <text:p>75</text:p>
          </table:table-cell>
          <table:table-cell table:formula="of:=[.A58]+[.C58]-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A</text:p>
          </table:table-cell>
          <table:table-cell office:value-type="string" calcext:value-type="string">
            <text:p>uint32</text:p>
          </table:table-cell>
          <table:table-cell/>
          <table:table-cell table:formula="of:=[.G58]&amp;&quot;_t &quot;&amp;[.F58]&amp;&quot;;&quot;" office:value-type="string" office:string-value="uint32_t TotVArhImpQ1phA;" calcext:value-type="string">
            <text:p>uint32_t TotVArhImpQ1phA;</text:p>
          </table:table-cell>
        </table:table-row>
        <table:table-row table:style-name="ro1">
          <table:table-cell table:formula="of:=[.A58]+[.C58]" office:value-type="float" office:value="77" calcext:value-type="float">
            <text:p>77</text:p>
          </table:table-cell>
          <table:table-cell table:formula="of:=[.A59]+[.C59]-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B</text:p>
          </table:table-cell>
          <table:table-cell office:value-type="string" calcext:value-type="string">
            <text:p>uint32</text:p>
          </table:table-cell>
          <table:table-cell/>
          <table:table-cell table:formula="of:=[.G59]&amp;&quot;_t &quot;&amp;[.F59]&amp;&quot;;&quot;" office:value-type="string" office:string-value="uint32_t TotVArhImpQ1phB;" calcext:value-type="string">
            <text:p>uint32_t TotVArhImpQ1phB;</text:p>
          </table:table-cell>
        </table:table-row>
        <table:table-row table:style-name="ro1">
          <table:table-cell table:formula="of:=[.A59]+[.C59]" office:value-type="float" office:value="79" calcext:value-type="float">
            <text:p>79</text:p>
          </table:table-cell>
          <table:table-cell table:formula="of:=[.A60]+[.C60]-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C</text:p>
          </table:table-cell>
          <table:table-cell office:value-type="string" calcext:value-type="string">
            <text:p>uint32</text:p>
          </table:table-cell>
          <table:table-cell/>
          <table:table-cell table:formula="of:=[.G60]&amp;&quot;_t &quot;&amp;[.F60]&amp;&quot;;&quot;" office:value-type="string" office:string-value="uint32_t TotVArhImpQ1phC;" calcext:value-type="string">
            <text:p>uint32_t TotVArhImpQ1phC;</text:p>
          </table:table-cell>
        </table:table-row>
        <table:table-row table:style-name="ro1">
          <table:table-cell table:formula="of:=[.A60]+[.C60]" office:value-type="float" office:value="81" calcext:value-type="float">
            <text:p>81</text:p>
          </table:table-cell>
          <table:table-cell table:formula="of:=[.A61]+[.C61]-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</text:p>
          </table:table-cell>
          <table:table-cell office:value-type="string" calcext:value-type="string">
            <text:p>uint32</text:p>
          </table:table-cell>
          <table:table-cell/>
          <table:table-cell table:formula="of:=[.G61]&amp;&quot;_t &quot;&amp;[.F61]&amp;&quot;;&quot;" office:value-type="string" office:string-value="uint32_t TotVArhImpQ2;" calcext:value-type="string">
            <text:p>uint32_t TotVArhImpQ2;</text:p>
          </table:table-cell>
        </table:table-row>
        <table:table-row table:style-name="ro1">
          <table:table-cell table:formula="of:=[.A61]+[.C61]" office:value-type="float" office:value="83" calcext:value-type="float">
            <text:p>83</text:p>
          </table:table-cell>
          <table:table-cell table:formula="of:=[.A62]+[.C62]-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A</text:p>
          </table:table-cell>
          <table:table-cell office:value-type="string" calcext:value-type="string">
            <text:p>uint32</text:p>
          </table:table-cell>
          <table:table-cell/>
          <table:table-cell table:formula="of:=[.G62]&amp;&quot;_t &quot;&amp;[.F62]&amp;&quot;;&quot;" office:value-type="string" office:string-value="uint32_t TotVArhImpQ2phA;" calcext:value-type="string">
            <text:p>uint32_t TotVArhImpQ2phA;</text:p>
          </table:table-cell>
        </table:table-row>
        <table:table-row table:style-name="ro1">
          <table:table-cell table:formula="of:=[.A62]+[.C62]" office:value-type="float" office:value="85" calcext:value-type="float">
            <text:p>85</text:p>
          </table:table-cell>
          <table:table-cell table:formula="of:=[.A63]+[.C63]-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B</text:p>
          </table:table-cell>
          <table:table-cell office:value-type="string" calcext:value-type="string">
            <text:p>uint32</text:p>
          </table:table-cell>
          <table:table-cell/>
          <table:table-cell table:formula="of:=[.G63]&amp;&quot;_t &quot;&amp;[.F63]&amp;&quot;;&quot;" office:value-type="string" office:string-value="uint32_t TotVArhImpQ2phB;" calcext:value-type="string">
            <text:p>uint32_t TotVArhImpQ2phB;</text:p>
          </table:table-cell>
        </table:table-row>
        <table:table-row table:style-name="ro1">
          <table:table-cell table:formula="of:=[.A63]+[.C63]" office:value-type="float" office:value="87" calcext:value-type="float">
            <text:p>87</text:p>
          </table:table-cell>
          <table:table-cell table:formula="of:=[.A64]+[.C64]-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C</text:p>
          </table:table-cell>
          <table:table-cell office:value-type="string" calcext:value-type="string">
            <text:p>uint32</text:p>
          </table:table-cell>
          <table:table-cell/>
          <table:table-cell table:formula="of:=[.G64]&amp;&quot;_t &quot;&amp;[.F64]&amp;&quot;;&quot;" office:value-type="string" office:string-value="uint32_t TotVArhImpQ2phC;" calcext:value-type="string">
            <text:p>uint32_t TotVArhImpQ2phC;</text:p>
          </table:table-cell>
        </table:table-row>
        <table:table-row table:style-name="ro1">
          <table:table-cell table:formula="of:=[.A64]+[.C64]" office:value-type="float" office:value="89" calcext:value-type="float">
            <text:p>89</text:p>
          </table:table-cell>
          <table:table-cell table:formula="of:=[.A65]+[.C65]-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</text:p>
          </table:table-cell>
          <table:table-cell office:value-type="string" calcext:value-type="string">
            <text:p>uint32</text:p>
          </table:table-cell>
          <table:table-cell/>
          <table:table-cell table:formula="of:=[.G65]&amp;&quot;_t &quot;&amp;[.F65]&amp;&quot;;&quot;" office:value-type="string" office:string-value="uint32_t TotVArhExpQ3;" calcext:value-type="string">
            <text:p>uint32_t TotVArhExpQ3;</text:p>
          </table:table-cell>
        </table:table-row>
        <table:table-row table:style-name="ro1">
          <table:table-cell table:formula="of:=[.A65]+[.C65]" office:value-type="float" office:value="91" calcext:value-type="float">
            <text:p>91</text:p>
          </table:table-cell>
          <table:table-cell table:formula="of:=[.A66]+[.C66]-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A</text:p>
          </table:table-cell>
          <table:table-cell office:value-type="string" calcext:value-type="string">
            <text:p>uint32</text:p>
          </table:table-cell>
          <table:table-cell/>
          <table:table-cell table:formula="of:=[.G66]&amp;&quot;_t &quot;&amp;[.F66]&amp;&quot;;&quot;" office:value-type="string" office:string-value="uint32_t TotVArhExpQ3phA;" calcext:value-type="string">
            <text:p>uint32_t TotVArhExpQ3phA;</text:p>
          </table:table-cell>
        </table:table-row>
        <table:table-row table:style-name="ro1">
          <table:table-cell table:formula="of:=[.A66]+[.C66]" office:value-type="float" office:value="93" calcext:value-type="float">
            <text:p>93</text:p>
          </table:table-cell>
          <table:table-cell table:formula="of:=[.A67]+[.C67]-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B</text:p>
          </table:table-cell>
          <table:table-cell office:value-type="string" calcext:value-type="string">
            <text:p>uint32</text:p>
          </table:table-cell>
          <table:table-cell/>
          <table:table-cell table:formula="of:=[.G67]&amp;&quot;_t &quot;&amp;[.F67]&amp;&quot;;&quot;" office:value-type="string" office:string-value="uint32_t TotVArhExpQ3phB;" calcext:value-type="string">
            <text:p>uint32_t TotVArhExpQ3phB;</text:p>
          </table:table-cell>
        </table:table-row>
        <table:table-row table:style-name="ro1">
          <table:table-cell table:formula="of:=[.A67]+[.C67]" office:value-type="float" office:value="95" calcext:value-type="float">
            <text:p>95</text:p>
          </table:table-cell>
          <table:table-cell table:formula="of:=[.A68]+[.C68]-1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C</text:p>
          </table:table-cell>
          <table:table-cell office:value-type="string" calcext:value-type="string">
            <text:p>uint32</text:p>
          </table:table-cell>
          <table:table-cell/>
          <table:table-cell table:formula="of:=[.G68]&amp;&quot;_t &quot;&amp;[.F68]&amp;&quot;;&quot;" office:value-type="string" office:string-value="uint32_t TotVArhExpQ3phC;" calcext:value-type="string">
            <text:p>uint32_t TotVArhExpQ3phC;</text:p>
          </table:table-cell>
        </table:table-row>
        <table:table-row table:style-name="ro1">
          <table:table-cell table:formula="of:=[.A68]+[.C68]" office:value-type="float" office:value="97" calcext:value-type="float">
            <text:p>97</text:p>
          </table:table-cell>
          <table:table-cell table:formula="of:=[.A69]+[.C69]-1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</text:p>
          </table:table-cell>
          <table:table-cell office:value-type="string" calcext:value-type="string">
            <text:p>uint32</text:p>
          </table:table-cell>
          <table:table-cell/>
          <table:table-cell table:formula="of:=[.G69]&amp;&quot;_t &quot;&amp;[.F69]&amp;&quot;;&quot;" office:value-type="string" office:string-value="uint32_t TotVArhExpQ4;" calcext:value-type="string">
            <text:p>uint32_t TotVArhExpQ4;</text:p>
          </table:table-cell>
        </table:table-row>
        <table:table-row table:style-name="ro1">
          <table:table-cell table:formula="of:=[.A69]+[.C69]" office:value-type="float" office:value="99" calcext:value-type="float">
            <text:p>99</text:p>
          </table:table-cell>
          <table:table-cell table:formula="of:=[.A70]+[.C70]-1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A</text:p>
          </table:table-cell>
          <table:table-cell office:value-type="string" calcext:value-type="string">
            <text:p>uint32</text:p>
          </table:table-cell>
          <table:table-cell/>
          <table:table-cell table:formula="of:=[.G70]&amp;&quot;_t &quot;&amp;[.F70]&amp;&quot;;&quot;" office:value-type="string" office:string-value="uint32_t TotVArhExpQ4phA;" calcext:value-type="string">
            <text:p>uint32_t TotVArhExpQ4phA;</text:p>
          </table:table-cell>
        </table:table-row>
        <table:table-row table:style-name="ro1">
          <table:table-cell table:formula="of:=[.A70]+[.C70]" office:value-type="float" office:value="101" calcext:value-type="float">
            <text:p>101</text:p>
          </table:table-cell>
          <table:table-cell table:formula="of:=[.A71]+[.C71]-1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B</text:p>
          </table:table-cell>
          <table:table-cell office:value-type="string" calcext:value-type="string">
            <text:p>uint32</text:p>
          </table:table-cell>
          <table:table-cell/>
          <table:table-cell table:formula="of:=[.G71]&amp;&quot;_t &quot;&amp;[.F71]&amp;&quot;;&quot;" office:value-type="string" office:string-value="uint32_t TotVArhExpQ4phB;" calcext:value-type="string">
            <text:p>uint32_t TotVArhExpQ4phB;</text:p>
          </table:table-cell>
        </table:table-row>
        <table:table-row table:style-name="ro1">
          <table:table-cell table:formula="of:=[.A71]+[.C71]" office:value-type="float" office:value="103" calcext:value-type="float">
            <text:p>103</text:p>
          </table:table-cell>
          <table:table-cell table:formula="of:=[.A72]+[.C72]-1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C</text:p>
          </table:table-cell>
          <table:table-cell office:value-type="string" calcext:value-type="string">
            <text:p>uint32</text:p>
          </table:table-cell>
          <table:table-cell/>
          <table:table-cell table:formula="of:=[.G72]&amp;&quot;_t &quot;&amp;[.F72]&amp;&quot;;&quot;" office:value-type="string" office:string-value="uint32_t TotVArhExpQ4phC;" calcext:value-type="string">
            <text:p>uint32_t TotVArhExpQ4phC;</text:p>
          </table:table-cell>
        </table:table-row>
        <table:table-row table:style-name="ro1">
          <table:table-cell table:formula="of:=[.A72]+[.C72]" office:value-type="float" office:value="105" calcext:value-type="float">
            <text:p>105</text:p>
          </table:table-cell>
          <table:table-cell table:formula="of:=[.A73]+[.C73]-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_SF</text:p>
          </table:table-cell>
          <table:table-cell office:value-type="string" calcext:value-type="string">
            <text:p>int16</text:p>
          </table:table-cell>
          <table:table-cell/>
          <table:table-cell table:formula="of:=[.G73]&amp;&quot;_t &quot;&amp;[.F73]&amp;&quot;;&quot;" office:value-type="string" office:string-value="int16_t TotVArh_SF;" calcext:value-type="string">
            <text:p>int16_t TotVArh_SF;</text:p>
          </table:table-cell>
        </table:table-row>
        <table:table-row table:style-name="ro1">
          <table:table-cell table:formula="of:=[.A73]+[.C73]" office:value-type="float" office:value="106" calcext:value-type="float">
            <text:p>106</text:p>
          </table:table-cell>
          <table:table-cell table:formula="of:=[.A74]+[.C74]-1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uint32</text:p>
          </table:table-cell>
          <table:table-cell/>
          <table:table-cell table:formula="of:=[.G74]&amp;&quot;_t &quot;&amp;[.F74]&amp;&quot;;&quot;" office:value-type="string" office:string-value="uint32_t Evt;" calcext:value-type="string">
            <text:p>uint32_t Evt;</text:p>
          </table:table-cell>
        </table:table-row>
      </table:table>
      <table:table table:name="MPPT" table:style-name="ta1">
        <table:table-column table:style-name="co1" table:number-columns-repeated="5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nit16</text:p>
          </table:table-cell>
          <table:table-cell/>
          <table:table-cell table:formula="of:=IF([.G1]=&quot;sunssf&quot;;&quot;int16&quot;;[.G1])" office:value-type="string" office:string-value="unit16" calcext:value-type="string">
            <text:p>unit16</text:p>
          </table:table-cell>
          <table:table-cell table:formula="of:=IF([.I1]=&quot;enum16&quot;;&quot;uint16&quot;;[.I1])" office:value-type="string" office:string-value="unit16" calcext:value-type="string">
            <text:p>unit16</text:p>
          </table:table-cell>
          <table:table-cell table:formula="of:=IF([.J1]=&quot;bitfield32&quot;;&quot;uint32&quot;;[.J1])" office:value-type="string" office:string-value="unit16" calcext:value-type="string">
            <text:p>unit16</text:p>
          </table:table-cell>
          <table:table-cell table:formula="of:=IF([.K1]=&quot;String16&quot;;&quot;char[16]&quot;;[.K1])" office:value-type="string" office:string-value="unit16" calcext:value-type="string">
            <text:p>unit16</text:p>
          </table:table-cell>
          <table:table-cell table:number-columns-repeated="2"/>
          <table:table-cell table:formula="of:=[.L1]&amp;&quot;_t &quot;&amp;[.F1]&amp;&quot;;&quot;" office:value-type="string" office:string-value="unit16_t ID;" calcext:value-type="string">
            <text:p>uni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32&quot;;&quot;uint32&quot;;[.J2])" office:value-type="string" office:string-value="uint16" calcext:value-type="string">
            <text:p>uint16</text:p>
          </table:table-cell>
          <table:table-cell table:formula="of:=IF([.K2]=&quot;String16&quot;;&quot;char[16]&quot;;[.K2])" office:value-type="string" office:string-value="uint16" calcext:value-type="string">
            <text:p>uint16</text:p>
          </table:table-cell>
          <table:table-cell table:number-columns-repeated="2"/>
          <table:table-cell table:formula="of:=[.L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_SF</text:p>
          </table:table-cell>
          <table:table-cell office:value-type="string" calcext:value-type="string">
            <text:p>sunssf</text:p>
          </table:table-cell>
          <table:table-cell/>
          <table:table-cell table:formula="of:=IF([.G3]=&quot;sunssf&quot;;&quot;int16&quot;;[.G3])" office:value-type="string" office:string-value="int16" calcext:value-type="string">
            <text:p>int16</text:p>
          </table:table-cell>
          <table:table-cell table:formula="of:=IF([.I3]=&quot;enum16&quot;;&quot;uint16&quot;;[.I3])" office:value-type="string" office:string-value="int16" calcext:value-type="string">
            <text:p>int16</text:p>
          </table:table-cell>
          <table:table-cell table:formula="of:=IF([.J3]=&quot;bitfield32&quot;;&quot;uint32&quot;;[.J3])" office:value-type="string" office:string-value="int16" calcext:value-type="string">
            <text:p>int16</text:p>
          </table:table-cell>
          <table:table-cell table:formula="of:=IF([.K3]=&quot;String16&quot;;&quot;char[16]&quot;;[.K3])" office:value-type="string" office:string-value="int16" calcext:value-type="string">
            <text:p>int16</text:p>
          </table:table-cell>
          <table:table-cell table:number-columns-repeated="2"/>
          <table:table-cell table:formula="of:=[.L3]&amp;&quot;_t &quot;&amp;[.F3]&amp;&quot;;&quot;" office:value-type="string" office:string-value="int16_t DCA_SF;" calcext:value-type="string">
            <text:p>int16_t DCA_SF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_SF</text:p>
          </table:table-cell>
          <table:table-cell office:value-type="string" calcext:value-type="string">
            <text:p>sunssf</text:p>
          </table:table-cell>
          <table:table-cell/>
          <table:table-cell table:formula="of:=IF([.G4]=&quot;sunssf&quot;;&quot;int16&quot;;[.G4])" office:value-type="string" office:string-value="int16" calcext:value-type="string">
            <text:p>int16</text:p>
          </table:table-cell>
          <table:table-cell table:formula="of:=IF([.I4]=&quot;enum16&quot;;&quot;uint16&quot;;[.I4])" office:value-type="string" office:string-value="int16" calcext:value-type="string">
            <text:p>int16</text:p>
          </table:table-cell>
          <table:table-cell table:formula="of:=IF([.J4]=&quot;bitfield32&quot;;&quot;uint32&quot;;[.J4])" office:value-type="string" office:string-value="int16" calcext:value-type="string">
            <text:p>int16</text:p>
          </table:table-cell>
          <table:table-cell table:formula="of:=IF([.K4]=&quot;String16&quot;;&quot;char[16]&quot;;[.K4])" office:value-type="string" office:string-value="int16" calcext:value-type="string">
            <text:p>int16</text:p>
          </table:table-cell>
          <table:table-cell table:number-columns-repeated="2"/>
          <table:table-cell table:formula="of:=[.L4]&amp;&quot;_t &quot;&amp;[.F4]&amp;&quot;;&quot;" office:value-type="string" office:string-value="int16_t DCV_SF;" calcext:value-type="string">
            <text:p>int16_t DCV_SF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_SF</text:p>
          </table:table-cell>
          <table:table-cell office:value-type="string" calcext:value-type="string">
            <text:p>sunssf</text:p>
          </table:table-cell>
          <table:table-cell/>
          <table:table-cell table:formula="of:=IF([.G5]=&quot;sunssf&quot;;&quot;int16&quot;;[.G5])" office:value-type="string" office:string-value="int16" calcext:value-type="string">
            <text:p>int16</text:p>
          </table:table-cell>
          <table:table-cell table:formula="of:=IF([.I5]=&quot;enum16&quot;;&quot;uint16&quot;;[.I5])" office:value-type="string" office:string-value="int16" calcext:value-type="string">
            <text:p>int16</text:p>
          </table:table-cell>
          <table:table-cell table:formula="of:=IF([.J5]=&quot;bitfield32&quot;;&quot;uint32&quot;;[.J5])" office:value-type="string" office:string-value="int16" calcext:value-type="string">
            <text:p>int16</text:p>
          </table:table-cell>
          <table:table-cell table:formula="of:=IF([.K5]=&quot;String16&quot;;&quot;char[16]&quot;;[.K5])" office:value-type="string" office:string-value="int16" calcext:value-type="string">
            <text:p>int16</text:p>
          </table:table-cell>
          <table:table-cell table:number-columns-repeated="2"/>
          <table:table-cell table:formula="of:=[.L5]&amp;&quot;_t &quot;&amp;[.F5]&amp;&quot;;&quot;" office:value-type="string" office:string-value="int16_t DCW_SF;" calcext:value-type="string">
            <text:p>int16_t DCW_SF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H_SF</text:p>
          </table:table-cell>
          <table:table-cell office:value-type="string" calcext:value-type="string">
            <text:p>sunssf</text:p>
          </table:table-cell>
          <table:table-cell/>
          <table:table-cell table:formula="of:=IF([.G6]=&quot;sunssf&quot;;&quot;int16&quot;;[.G6])" office:value-type="string" office:string-value="int16" calcext:value-type="string">
            <text:p>int16</text:p>
          </table:table-cell>
          <table:table-cell table:formula="of:=IF([.I6]=&quot;enum16&quot;;&quot;uint16&quot;;[.I6])" office:value-type="string" office:string-value="int16" calcext:value-type="string">
            <text:p>int16</text:p>
          </table:table-cell>
          <table:table-cell table:formula="of:=IF([.J6]=&quot;bitfield32&quot;;&quot;uint32&quot;;[.J6])" office:value-type="string" office:string-value="int16" calcext:value-type="string">
            <text:p>int16</text:p>
          </table:table-cell>
          <table:table-cell table:formula="of:=IF([.K6]=&quot;String16&quot;;&quot;char[16]&quot;;[.K6])" office:value-type="string" office:string-value="int16" calcext:value-type="string">
            <text:p>int16</text:p>
          </table:table-cell>
          <table:table-cell table:number-columns-repeated="2"/>
          <table:table-cell table:formula="of:=[.L6]&amp;&quot;_t &quot;&amp;[.F6]&amp;&quot;;&quot;" office:value-type="string" office:string-value="int16_t DCWH_SF;" calcext:value-type="string">
            <text:p>int16_t DCWH_SF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7]=&quot;sunssf&quot;;&quot;int16&quot;;[.G7])" office:value-type="string" office:string-value="bitfield32" calcext:value-type="string">
            <text:p>bitfield32</text:p>
          </table:table-cell>
          <table:table-cell table:formula="of:=IF([.I7]=&quot;enum16&quot;;&quot;uint16&quot;;[.I7])" office:value-type="string" office:string-value="bitfield32" calcext:value-type="string">
            <text:p>bitfield32</text:p>
          </table:table-cell>
          <table:table-cell table:formula="of:=IF([.J7]=&quot;bitfield32&quot;;&quot;uint32&quot;;[.J7])" office:value-type="string" office:string-value="uint32" calcext:value-type="string">
            <text:p>uint32</text:p>
          </table:table-cell>
          <table:table-cell table:formula="of:=IF([.K7]=&quot;String16&quot;;&quot;char[16]&quot;;[.K7])" office:value-type="string" office:string-value="uint32" calcext:value-type="string">
            <text:p>uint32</text:p>
          </table:table-cell>
          <table:table-cell table:number-columns-repeated="2"/>
          <table:table-cell table:formula="of:=[.L7]&amp;&quot;_t &quot;&amp;[.F7]&amp;&quot;;&quot;" office:value-type="string" office:string-value="uint32_t Evt;" calcext:value-type="string">
            <text:p>uint32_t Evt;</text:p>
          </table:table-cell>
        </table:table-row>
        <table:table-row table:style-name="ro1">
          <table:table-cell table:formula="of:=[.B7]+1" office:value-type="float" office:value="9" calcext:value-type="float">
            <text:p>9</text:p>
          </table:table-cell>
          <table:table-cell table:formula="of:=[.A8]+[.C8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32&quot;;&quot;uint32&quot;;[.J8])" office:value-type="string" office:string-value="uint16" calcext:value-type="string">
            <text:p>uint16</text:p>
          </table:table-cell>
          <table:table-cell table:formula="of:=IF([.K8]=&quot;String16&quot;;&quot;char[16]&quot;;[.K8])" office:value-type="string" office:string-value="uint16" calcext:value-type="string">
            <text:p>uint16</text:p>
          </table:table-cell>
          <table:table-cell table:number-columns-repeated="2"/>
          <table:table-cell table:formula="of:=[.L8]&amp;&quot;_t &quot;&amp;[.F8]&amp;&quot;;&quot;" office:value-type="string" office:string-value="uint16_t N;" calcext:value-type="string">
            <text:p>uint16_t N;</text:p>
          </table:table-cell>
        </table:table-row>
        <table:table-row table:style-name="ro1">
          <table:table-cell table:formula="of:=[.B8]+1" office:value-type="float" office:value="10" calcext:value-type="float">
            <text:p>10</text:p>
          </table:table-cell>
          <table:table-cell table:formula="of:=[.A9]+[.C9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sPer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32&quot;;&quot;uint32&quot;;[.J9])" office:value-type="string" office:string-value="uint16" calcext:value-type="string">
            <text:p>uint16</text:p>
          </table:table-cell>
          <table:table-cell table:formula="of:=IF([.K9]=&quot;String16&quot;;&quot;char[16]&quot;;[.K9])" office:value-type="string" office:string-value="uint16" calcext:value-type="string">
            <text:p>uint16</text:p>
          </table:table-cell>
          <table:table-cell table:number-columns-repeated="2"/>
          <table:table-cell table:formula="of:=[.L9]&amp;&quot;_t &quot;&amp;[.F9]&amp;&quot;;&quot;" office:value-type="string" office:string-value="uint16_t TmsPer;" calcext:value-type="string">
            <text:p>uint16_t TmsPer;</text:p>
          </table:table-cell>
        </table:table-row>
        <table:table-row table:style-name="ro1">
          <table:table-cell table:formula="of:=[.B9]+1" office:value-type="float" office:value="11" calcext:value-type="float">
            <text:p>11</text:p>
          </table:table-cell>
          <table:table-cell table:formula="of:=[.A10]+[.C10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ID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32&quot;;&quot;uint32&quot;;[.J10])" office:value-type="string" office:string-value="uint16" calcext:value-type="string">
            <text:p>uint16</text:p>
          </table:table-cell>
          <table:table-cell table:formula="of:=IF([.K10]=&quot;String16&quot;;&quot;char[16]&quot;;[.K10])" office:value-type="string" office:string-value="uint16" calcext:value-type="string">
            <text:p>uint16</text:p>
          </table:table-cell>
          <table:table-cell table:number-columns-repeated="2"/>
          <table:table-cell table:formula="of:=[.L10]&amp;&quot;_t &quot;&amp;[.F10]&amp;&quot;;&quot;" office:value-type="string" office:string-value="uint16_t 1_ID;" calcext:value-type="string">
            <text:p>uint16_t 1_ID;</text:p>
          </table:table-cell>
        </table:table-row>
        <table:table-row table:style-name="ro1">
          <table:table-cell table:formula="of:=[.B10]+1" office:value-type="float" office:value="12" calcext:value-type="float">
            <text:p>12</text:p>
          </table:table-cell>
          <table:table-cell table:formula="of:=[.A11]+[.C11]-1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IDStr</text:p>
          </table:table-cell>
          <table:table-cell office:value-type="string" calcext:value-type="string">
            <text:p>String16</text:p>
          </table:table-cell>
          <table:table-cell/>
          <table:table-cell table:formula="of:=IF([.G11]=&quot;sunssf&quot;;&quot;int16&quot;;[.G11])" office:value-type="string" office:string-value="String16" calcext:value-type="string">
            <text:p>String16</text:p>
          </table:table-cell>
          <table:table-cell table:formula="of:=IF([.I11]=&quot;enum16&quot;;&quot;uint16&quot;;[.I11])" office:value-type="string" office:string-value="String16" calcext:value-type="string">
            <text:p>String16</text:p>
          </table:table-cell>
          <table:table-cell table:formula="of:=IF([.J11]=&quot;bitfield32&quot;;&quot;uint32&quot;;[.J11])" office:value-type="string" office:string-value="String16" calcext:value-type="string">
            <text:p>String16</text:p>
          </table:table-cell>
          <table:table-cell table:formula="of:=IF([.K11]=&quot;String16&quot;;&quot;char[16]&quot;;[.K11])" office:value-type="string" office:string-value="char[16]" calcext:value-type="string">
            <text:p>char[16]</text:p>
          </table:table-cell>
          <table:table-cell table:number-columns-repeated="2"/>
          <table:table-cell table:formula="of:=[.L11]&amp;&quot;_t &quot;&amp;[.F11]&amp;&quot;;&quot;" office:value-type="string" office:string-value="char[16]_t 1_IDStr;" calcext:value-type="string">
            <text:p>char[16]_t 1_IDStr;</text:p>
          </table:table-cell>
        </table:table-row>
        <table:table-row table:style-name="ro1">
          <table:table-cell table:formula="of:=[.B11]+1" office:value-type="float" office:value="20" calcext:value-type="float">
            <text:p>20</text:p>
          </table:table-cell>
          <table:table-cell table:formula="of:=[.A12]+[.C12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A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32&quot;;&quot;uint32&quot;;[.J12])" office:value-type="string" office:string-value="uint16" calcext:value-type="string">
            <text:p>uint16</text:p>
          </table:table-cell>
          <table:table-cell table:formula="of:=IF([.K12]=&quot;String16&quot;;&quot;char[16]&quot;;[.K12])" office:value-type="string" office:string-value="uint16" calcext:value-type="string">
            <text:p>uint16</text:p>
          </table:table-cell>
          <table:table-cell table:number-columns-repeated="2"/>
          <table:table-cell table:formula="of:=[.L12]&amp;&quot;_t &quot;&amp;[.F12]&amp;&quot;;&quot;" office:value-type="string" office:string-value="uint16_t 1_DCA;" calcext:value-type="string">
            <text:p>uint16_t 1_DCA;</text:p>
          </table:table-cell>
        </table:table-row>
        <table:table-row table:style-name="ro1">
          <table:table-cell table:formula="of:=[.B12]+1" office:value-type="float" office:value="21" calcext:value-type="float">
            <text:p>21</text:p>
          </table:table-cell>
          <table:table-cell table:formula="of:=[.A13]+[.C13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V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32&quot;;&quot;uint32&quot;;[.J13])" office:value-type="string" office:string-value="uint16" calcext:value-type="string">
            <text:p>uint16</text:p>
          </table:table-cell>
          <table:table-cell table:formula="of:=IF([.K13]=&quot;String16&quot;;&quot;char[16]&quot;;[.K13])" office:value-type="string" office:string-value="uint16" calcext:value-type="string">
            <text:p>uint16</text:p>
          </table:table-cell>
          <table:table-cell table:number-columns-repeated="2"/>
          <table:table-cell table:formula="of:=[.L13]&amp;&quot;_t &quot;&amp;[.F13]&amp;&quot;;&quot;" office:value-type="string" office:string-value="uint16_t 1_DCV;" calcext:value-type="string">
            <text:p>uint16_t 1_DCV;</text:p>
          </table:table-cell>
        </table:table-row>
        <table:table-row table:style-name="ro1">
          <table:table-cell table:formula="of:=[.B13]+1" office:value-type="float" office:value="22" calcext:value-type="float">
            <text:p>22</text:p>
          </table:table-cell>
          <table:table-cell table:formula="of:=[.A14]+[.C14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W</text:p>
          </table:table-cell>
          <table:table-cell office:value-type="string" calcext:value-type="string">
            <text:p>uint16</text:p>
          </table:table-cell>
          <table:table-cell/>
          <table:table-cell table:formula="of:=IF([.G14]=&quot;sunssf&quot;;&quot;int16&quot;;[.G14])" office:value-type="string" office:string-value="uint16" calcext:value-type="string">
            <text:p>uint16</text:p>
          </table:table-cell>
          <table:table-cell table:formula="of:=IF([.I14]=&quot;enum16&quot;;&quot;uint16&quot;;[.I14])" office:value-type="string" office:string-value="uint16" calcext:value-type="string">
            <text:p>uint16</text:p>
          </table:table-cell>
          <table:table-cell table:formula="of:=IF([.J14]=&quot;bitfield32&quot;;&quot;uint32&quot;;[.J14])" office:value-type="string" office:string-value="uint16" calcext:value-type="string">
            <text:p>uint16</text:p>
          </table:table-cell>
          <table:table-cell table:formula="of:=IF([.K14]=&quot;String16&quot;;&quot;char[16]&quot;;[.K14])" office:value-type="string" office:string-value="uint16" calcext:value-type="string">
            <text:p>uint16</text:p>
          </table:table-cell>
          <table:table-cell table:number-columns-repeated="2"/>
          <table:table-cell table:formula="of:=[.L14]&amp;&quot;_t &quot;&amp;[.F14]&amp;&quot;;&quot;" office:value-type="string" office:string-value="uint16_t 1_DCW;" calcext:value-type="string">
            <text:p>uint16_t 1_DCW;</text:p>
          </table:table-cell>
        </table:table-row>
        <table:table-row table:style-name="ro1">
          <table:table-cell table:formula="of:=[.B14]+1" office:value-type="float" office:value="23" calcext:value-type="float">
            <text:p>23</text:p>
          </table:table-cell>
          <table:table-cell table:formula="of:=[.A15]+[.C15]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WH</text:p>
          </table:table-cell>
          <table:table-cell office:value-type="string" calcext:value-type="string">
            <text:p>acc32</text:p>
          </table:table-cell>
          <table:table-cell/>
          <table:table-cell table:formula="of:=IF([.G15]=&quot;sunssf&quot;;&quot;int16&quot;;[.G15])" office:value-type="string" office:string-value="acc32" calcext:value-type="string">
            <text:p>acc32</text:p>
          </table:table-cell>
          <table:table-cell table:formula="of:=IF([.I15]=&quot;enum16&quot;;&quot;uint16&quot;;[.I15])" office:value-type="string" office:string-value="acc32" calcext:value-type="string">
            <text:p>acc32</text:p>
          </table:table-cell>
          <table:table-cell table:formula="of:=IF([.J15]=&quot;bitfield32&quot;;&quot;uint32&quot;;[.J15])" office:value-type="string" office:string-value="acc32" calcext:value-type="string">
            <text:p>acc32</text:p>
          </table:table-cell>
          <table:table-cell table:formula="of:=IF([.K15]=&quot;String16&quot;;&quot;char[16]&quot;;[.K15])" office:value-type="string" office:string-value="acc32" calcext:value-type="string">
            <text:p>acc32</text:p>
          </table:table-cell>
          <table:table-cell table:number-columns-repeated="2"/>
          <table:table-cell table:formula="of:=[.L15]&amp;&quot;_t &quot;&amp;[.F15]&amp;&quot;;&quot;" office:value-type="string" office:string-value="acc32_t 1_DCWH;" calcext:value-type="string">
            <text:p>acc32_t 1_DCWH;</text:p>
          </table:table-cell>
        </table:table-row>
        <table:table-row table:style-name="ro1">
          <table:table-cell table:formula="of:=[.B15]+1" office:value-type="float" office:value="25" calcext:value-type="float">
            <text:p>25</text:p>
          </table:table-cell>
          <table:table-cell table:formula="of:=[.A16]+[.C16]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Tms</text:p>
          </table:table-cell>
          <table:table-cell office:value-type="string" calcext:value-type="string">
            <text:p>uint32</text:p>
          </table:table-cell>
          <table:table-cell/>
          <table:table-cell table:formula="of:=IF([.G16]=&quot;sunssf&quot;;&quot;int16&quot;;[.G16])" office:value-type="string" office:string-value="uint32" calcext:value-type="string">
            <text:p>uint32</text:p>
          </table:table-cell>
          <table:table-cell table:formula="of:=IF([.I16]=&quot;enum16&quot;;&quot;uint16&quot;;[.I16])" office:value-type="string" office:string-value="uint32" calcext:value-type="string">
            <text:p>uint32</text:p>
          </table:table-cell>
          <table:table-cell table:formula="of:=IF([.J16]=&quot;bitfield32&quot;;&quot;uint32&quot;;[.J16])" office:value-type="string" office:string-value="uint32" calcext:value-type="string">
            <text:p>uint32</text:p>
          </table:table-cell>
          <table:table-cell table:formula="of:=IF([.K16]=&quot;String16&quot;;&quot;char[16]&quot;;[.K16])" office:value-type="string" office:string-value="uint32" calcext:value-type="string">
            <text:p>uint32</text:p>
          </table:table-cell>
          <table:table-cell table:number-columns-repeated="2"/>
          <table:table-cell table:formula="of:=[.L16]&amp;&quot;_t &quot;&amp;[.F16]&amp;&quot;;&quot;" office:value-type="string" office:string-value="uint32_t 1_Tms;" calcext:value-type="string">
            <text:p>uint32_t 1_Tms;</text:p>
          </table:table-cell>
        </table:table-row>
        <table:table-row table:style-name="ro1">
          <table:table-cell table:formula="of:=[.B16]+1" office:value-type="float" office:value="27" calcext:value-type="float">
            <text:p>27</text:p>
          </table:table-cell>
          <table:table-cell table:formula="of:=[.A17]+[.C1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Tmp</text:p>
          </table:table-cell>
          <table:table-cell office:value-type="string" calcext:value-type="string">
            <text:p>int16</text:p>
          </table:table-cell>
          <table:table-cell/>
          <table:table-cell table:formula="of:=IF([.G17]=&quot;sunssf&quot;;&quot;int16&quot;;[.G17])" office:value-type="string" office:string-value="int16" calcext:value-type="string">
            <text:p>int16</text:p>
          </table:table-cell>
          <table:table-cell table:formula="of:=IF([.I17]=&quot;enum16&quot;;&quot;uint16&quot;;[.I17])" office:value-type="string" office:string-value="int16" calcext:value-type="string">
            <text:p>int16</text:p>
          </table:table-cell>
          <table:table-cell table:formula="of:=IF([.J17]=&quot;bitfield32&quot;;&quot;uint32&quot;;[.J17])" office:value-type="string" office:string-value="int16" calcext:value-type="string">
            <text:p>int16</text:p>
          </table:table-cell>
          <table:table-cell table:formula="of:=IF([.K17]=&quot;String16&quot;;&quot;char[16]&quot;;[.K17])" office:value-type="string" office:string-value="int16" calcext:value-type="string">
            <text:p>int16</text:p>
          </table:table-cell>
          <table:table-cell table:number-columns-repeated="2"/>
          <table:table-cell table:formula="of:=[.L17]&amp;&quot;_t &quot;&amp;[.F17]&amp;&quot;;&quot;" office:value-type="string" office:string-value="int16_t 1_Tmp;" calcext:value-type="string">
            <text:p>int16_t 1_Tmp;</text:p>
          </table:table-cell>
        </table:table-row>
        <table:table-row table:style-name="ro1">
          <table:table-cell table:formula="of:=[.B17]+1" office:value-type="float" office:value="28" calcext:value-type="float">
            <text:p>28</text:p>
          </table:table-cell>
          <table:table-cell table:formula="of:=[.A18]+[.C1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S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32&quot;;&quot;uint32&quot;;[.J18])" office:value-type="string" office:string-value="uint16" calcext:value-type="string">
            <text:p>uint16</text:p>
          </table:table-cell>
          <table:table-cell table:formula="of:=IF([.K18]=&quot;String16&quot;;&quot;char[16]&quot;;[.K18])" office:value-type="string" office:string-value="uint16" calcext:value-type="string">
            <text:p>uint16</text:p>
          </table:table-cell>
          <table:table-cell table:number-columns-repeated="2"/>
          <table:table-cell table:formula="of:=[.L18]&amp;&quot;_t &quot;&amp;[.F18]&amp;&quot;;&quot;" office:value-type="string" office:string-value="uint16_t 1_DCSt;" calcext:value-type="string">
            <text:p>uint16_t 1_DCSt;</text:p>
          </table:table-cell>
        </table:table-row>
        <table:table-row table:style-name="ro1">
          <table:table-cell table:formula="of:=[.B18]+1" office:value-type="float" office:value="29" calcext:value-type="float">
            <text:p>29</text:p>
          </table:table-cell>
          <table:table-cell table:formula="of:=[.A19]+[.C19]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_DC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19]=&quot;sunssf&quot;;&quot;int16&quot;;[.G19])" office:value-type="string" office:string-value="bitfield32" calcext:value-type="string">
            <text:p>bitfield32</text:p>
          </table:table-cell>
          <table:table-cell table:formula="of:=IF([.I19]=&quot;enum16&quot;;&quot;uint16&quot;;[.I19])" office:value-type="string" office:string-value="bitfield32" calcext:value-type="string">
            <text:p>bitfield32</text:p>
          </table:table-cell>
          <table:table-cell table:formula="of:=IF([.J19]=&quot;bitfield32&quot;;&quot;uint32&quot;;[.J19])" office:value-type="string" office:string-value="uint32" calcext:value-type="string">
            <text:p>uint32</text:p>
          </table:table-cell>
          <table:table-cell table:formula="of:=IF([.K19]=&quot;String16&quot;;&quot;char[16]&quot;;[.K19])" office:value-type="string" office:string-value="uint32" calcext:value-type="string">
            <text:p>uint32</text:p>
          </table:table-cell>
          <table:table-cell table:number-columns-repeated="2"/>
          <table:table-cell table:formula="of:=[.L19]&amp;&quot;_t &quot;&amp;[.F19]&amp;&quot;;&quot;" office:value-type="string" office:string-value="uint32_t 1_DCEvt;" calcext:value-type="string">
            <text:p>uint32_t 1_DCEvt;</text:p>
          </table:table-cell>
        </table:table-row>
        <table:table-row table:style-name="ro1">
          <table:table-cell table:formula="of:=[.B19]+1" office:value-type="float" office:value="31" calcext:value-type="float">
            <text:p>31</text:p>
          </table:table-cell>
          <table:table-cell table:formula="of:=[.A20]+[.C20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ID</text:p>
          </table:table-cell>
          <table:table-cell office:value-type="string" calcext:value-type="string">
            <text:p>uint16</text:p>
          </table:table-cell>
          <table:table-cell/>
          <table:table-cell table:formula="of:=IF([.G20]=&quot;sunssf&quot;;&quot;int16&quot;;[.G20])" office:value-type="string" office:string-value="uint16" calcext:value-type="string">
            <text:p>uint16</text:p>
          </table:table-cell>
          <table:table-cell table:formula="of:=IF([.I20]=&quot;enum16&quot;;&quot;uint16&quot;;[.I20])" office:value-type="string" office:string-value="uint16" calcext:value-type="string">
            <text:p>uint16</text:p>
          </table:table-cell>
          <table:table-cell table:formula="of:=IF([.J20]=&quot;bitfield32&quot;;&quot;uint32&quot;;[.J20])" office:value-type="string" office:string-value="uint16" calcext:value-type="string">
            <text:p>uint16</text:p>
          </table:table-cell>
          <table:table-cell table:formula="of:=IF([.K20]=&quot;String16&quot;;&quot;char[16]&quot;;[.K20])" office:value-type="string" office:string-value="uint16" calcext:value-type="string">
            <text:p>uint16</text:p>
          </table:table-cell>
          <table:table-cell table:number-columns-repeated="2"/>
          <table:table-cell table:formula="of:=[.L20]&amp;&quot;_t &quot;&amp;[.F20]&amp;&quot;;&quot;" office:value-type="string" office:string-value="uint16_t 2_ID;" calcext:value-type="string">
            <text:p>uint16_t 2_ID;</text:p>
          </table:table-cell>
        </table:table-row>
        <table:table-row table:style-name="ro1">
          <table:table-cell table:formula="of:=[.B20]+1" office:value-type="float" office:value="32" calcext:value-type="float">
            <text:p>32</text:p>
          </table:table-cell>
          <table:table-cell table:formula="of:=[.A21]+[.C21]-1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IDStr</text:p>
          </table:table-cell>
          <table:table-cell office:value-type="string" calcext:value-type="string">
            <text:p>String16</text:p>
          </table:table-cell>
          <table:table-cell/>
          <table:table-cell table:formula="of:=IF([.G21]=&quot;sunssf&quot;;&quot;int16&quot;;[.G21])" office:value-type="string" office:string-value="String16" calcext:value-type="string">
            <text:p>String16</text:p>
          </table:table-cell>
          <table:table-cell table:formula="of:=IF([.I21]=&quot;enum16&quot;;&quot;uint16&quot;;[.I21])" office:value-type="string" office:string-value="String16" calcext:value-type="string">
            <text:p>String16</text:p>
          </table:table-cell>
          <table:table-cell table:formula="of:=IF([.J21]=&quot;bitfield32&quot;;&quot;uint32&quot;;[.J21])" office:value-type="string" office:string-value="String16" calcext:value-type="string">
            <text:p>String16</text:p>
          </table:table-cell>
          <table:table-cell table:formula="of:=IF([.K21]=&quot;String16&quot;;&quot;char[16]&quot;;[.K21])" office:value-type="string" office:string-value="char[16]" calcext:value-type="string">
            <text:p>char[16]</text:p>
          </table:table-cell>
          <table:table-cell table:number-columns-repeated="2"/>
          <table:table-cell table:formula="of:=[.L21]&amp;&quot;_t &quot;&amp;[.F21]&amp;&quot;;&quot;" office:value-type="string" office:string-value="char[16]_t 2_IDStr;" calcext:value-type="string">
            <text:p>char[16]_t 2_IDStr;</text:p>
          </table:table-cell>
        </table:table-row>
        <table:table-row table:style-name="ro1">
          <table:table-cell table:formula="of:=[.B21]+1" office:value-type="float" office:value="40" calcext:value-type="float">
            <text:p>40</text:p>
          </table:table-cell>
          <table:table-cell table:formula="of:=[.A22]+[.C22]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A</text:p>
          </table:table-cell>
          <table:table-cell office:value-type="string" calcext:value-type="string">
            <text:p>uint16</text:p>
          </table:table-cell>
          <table:table-cell/>
          <table:table-cell table:formula="of:=IF([.G22]=&quot;sunssf&quot;;&quot;int16&quot;;[.G22])" office:value-type="string" office:string-value="uint16" calcext:value-type="string">
            <text:p>uint16</text:p>
          </table:table-cell>
          <table:table-cell table:formula="of:=IF([.I22]=&quot;enum16&quot;;&quot;uint16&quot;;[.I22])" office:value-type="string" office:string-value="uint16" calcext:value-type="string">
            <text:p>uint16</text:p>
          </table:table-cell>
          <table:table-cell table:formula="of:=IF([.J22]=&quot;bitfield32&quot;;&quot;uint32&quot;;[.J22])" office:value-type="string" office:string-value="uint16" calcext:value-type="string">
            <text:p>uint16</text:p>
          </table:table-cell>
          <table:table-cell table:formula="of:=IF([.K22]=&quot;String16&quot;;&quot;char[16]&quot;;[.K22])" office:value-type="string" office:string-value="uint16" calcext:value-type="string">
            <text:p>uint16</text:p>
          </table:table-cell>
          <table:table-cell table:number-columns-repeated="2"/>
          <table:table-cell table:formula="of:=[.L22]&amp;&quot;_t &quot;&amp;[.F22]&amp;&quot;;&quot;" office:value-type="string" office:string-value="uint16_t 2_DCA;" calcext:value-type="string">
            <text:p>uint16_t 2_DCA;</text:p>
          </table:table-cell>
        </table:table-row>
        <table:table-row table:style-name="ro1">
          <table:table-cell table:formula="of:=[.B22]+1" office:value-type="float" office:value="41" calcext:value-type="float">
            <text:p>41</text:p>
          </table:table-cell>
          <table:table-cell table:formula="of:=[.A23]+[.C23]-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V</text:p>
          </table:table-cell>
          <table:table-cell office:value-type="string" calcext:value-type="string">
            <text:p>uint16</text:p>
          </table:table-cell>
          <table:table-cell/>
          <table:table-cell table:formula="of:=IF([.G23]=&quot;sunssf&quot;;&quot;int16&quot;;[.G23])" office:value-type="string" office:string-value="uint16" calcext:value-type="string">
            <text:p>uint16</text:p>
          </table:table-cell>
          <table:table-cell table:formula="of:=IF([.I23]=&quot;enum16&quot;;&quot;uint16&quot;;[.I23])" office:value-type="string" office:string-value="uint16" calcext:value-type="string">
            <text:p>uint16</text:p>
          </table:table-cell>
          <table:table-cell table:formula="of:=IF([.J23]=&quot;bitfield32&quot;;&quot;uint32&quot;;[.J23])" office:value-type="string" office:string-value="uint16" calcext:value-type="string">
            <text:p>uint16</text:p>
          </table:table-cell>
          <table:table-cell table:formula="of:=IF([.K23]=&quot;String16&quot;;&quot;char[16]&quot;;[.K23])" office:value-type="string" office:string-value="uint16" calcext:value-type="string">
            <text:p>uint16</text:p>
          </table:table-cell>
          <table:table-cell table:number-columns-repeated="2"/>
          <table:table-cell table:formula="of:=[.L23]&amp;&quot;_t &quot;&amp;[.F23]&amp;&quot;;&quot;" office:value-type="string" office:string-value="uint16_t 2_DCV;" calcext:value-type="string">
            <text:p>uint16_t 2_DCV;</text:p>
          </table:table-cell>
        </table:table-row>
        <table:table-row table:style-name="ro1">
          <table:table-cell table:formula="of:=[.B23]+1" office:value-type="float" office:value="42" calcext:value-type="float">
            <text:p>42</text:p>
          </table:table-cell>
          <table:table-cell table:formula="of:=[.A24]+[.C24]-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W</text:p>
          </table:table-cell>
          <table:table-cell office:value-type="string" calcext:value-type="string">
            <text:p>uint16</text:p>
          </table:table-cell>
          <table:table-cell/>
          <table:table-cell table:formula="of:=IF([.G24]=&quot;sunssf&quot;;&quot;int16&quot;;[.G24])" office:value-type="string" office:string-value="uint16" calcext:value-type="string">
            <text:p>uint16</text:p>
          </table:table-cell>
          <table:table-cell table:formula="of:=IF([.I24]=&quot;enum16&quot;;&quot;uint16&quot;;[.I24])" office:value-type="string" office:string-value="uint16" calcext:value-type="string">
            <text:p>uint16</text:p>
          </table:table-cell>
          <table:table-cell table:formula="of:=IF([.J24]=&quot;bitfield32&quot;;&quot;uint32&quot;;[.J24])" office:value-type="string" office:string-value="uint16" calcext:value-type="string">
            <text:p>uint16</text:p>
          </table:table-cell>
          <table:table-cell table:formula="of:=IF([.K24]=&quot;String16&quot;;&quot;char[16]&quot;;[.K24])" office:value-type="string" office:string-value="uint16" calcext:value-type="string">
            <text:p>uint16</text:p>
          </table:table-cell>
          <table:table-cell table:number-columns-repeated="2"/>
          <table:table-cell table:formula="of:=[.L24]&amp;&quot;_t &quot;&amp;[.F24]&amp;&quot;;&quot;" office:value-type="string" office:string-value="uint16_t 2_DCW;" calcext:value-type="string">
            <text:p>uint16_t 2_DCW;</text:p>
          </table:table-cell>
        </table:table-row>
        <table:table-row table:style-name="ro1">
          <table:table-cell table:formula="of:=[.B24]+1" office:value-type="float" office:value="43" calcext:value-type="float">
            <text:p>43</text:p>
          </table:table-cell>
          <table:table-cell table:formula="of:=[.A25]+[.C25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WH</text:p>
          </table:table-cell>
          <table:table-cell office:value-type="string" calcext:value-type="string">
            <text:p>acc32</text:p>
          </table:table-cell>
          <table:table-cell/>
          <table:table-cell table:formula="of:=IF([.G25]=&quot;sunssf&quot;;&quot;int16&quot;;[.G25])" office:value-type="string" office:string-value="acc32" calcext:value-type="string">
            <text:p>acc32</text:p>
          </table:table-cell>
          <table:table-cell table:formula="of:=IF([.I25]=&quot;enum16&quot;;&quot;uint16&quot;;[.I25])" office:value-type="string" office:string-value="acc32" calcext:value-type="string">
            <text:p>acc32</text:p>
          </table:table-cell>
          <table:table-cell table:formula="of:=IF([.J25]=&quot;bitfield32&quot;;&quot;uint32&quot;;[.J25])" office:value-type="string" office:string-value="acc32" calcext:value-type="string">
            <text:p>acc32</text:p>
          </table:table-cell>
          <table:table-cell table:formula="of:=IF([.K25]=&quot;String16&quot;;&quot;char[16]&quot;;[.K25])" office:value-type="string" office:string-value="acc32" calcext:value-type="string">
            <text:p>acc32</text:p>
          </table:table-cell>
          <table:table-cell table:number-columns-repeated="2"/>
          <table:table-cell table:formula="of:=[.L25]&amp;&quot;_t &quot;&amp;[.F25]&amp;&quot;;&quot;" office:value-type="string" office:string-value="acc32_t 2_DCWH;" calcext:value-type="string">
            <text:p>acc32_t 2_DCWH;</text:p>
          </table:table-cell>
        </table:table-row>
        <table:table-row table:style-name="ro1">
          <table:table-cell table:formula="of:=[.B25]+1" office:value-type="float" office:value="45" calcext:value-type="float">
            <text:p>45</text:p>
          </table:table-cell>
          <table:table-cell table:formula="of:=[.A26]+[.C26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Tms</text:p>
          </table:table-cell>
          <table:table-cell office:value-type="string" calcext:value-type="string">
            <text:p>uint32</text:p>
          </table:table-cell>
          <table:table-cell/>
          <table:table-cell table:formula="of:=IF([.G26]=&quot;sunssf&quot;;&quot;int16&quot;;[.G26])" office:value-type="string" office:string-value="uint32" calcext:value-type="string">
            <text:p>uint32</text:p>
          </table:table-cell>
          <table:table-cell table:formula="of:=IF([.I26]=&quot;enum16&quot;;&quot;uint16&quot;;[.I26])" office:value-type="string" office:string-value="uint32" calcext:value-type="string">
            <text:p>uint32</text:p>
          </table:table-cell>
          <table:table-cell table:formula="of:=IF([.J26]=&quot;bitfield32&quot;;&quot;uint32&quot;;[.J26])" office:value-type="string" office:string-value="uint32" calcext:value-type="string">
            <text:p>uint32</text:p>
          </table:table-cell>
          <table:table-cell table:formula="of:=IF([.K26]=&quot;String16&quot;;&quot;char[16]&quot;;[.K26])" office:value-type="string" office:string-value="uint32" calcext:value-type="string">
            <text:p>uint32</text:p>
          </table:table-cell>
          <table:table-cell table:number-columns-repeated="2"/>
          <table:table-cell table:formula="of:=[.L26]&amp;&quot;_t &quot;&amp;[.F26]&amp;&quot;;&quot;" office:value-type="string" office:string-value="uint32_t 2_Tms;" calcext:value-type="string">
            <text:p>uint32_t 2_Tms;</text:p>
          </table:table-cell>
        </table:table-row>
        <table:table-row table:style-name="ro1">
          <table:table-cell table:formula="of:=[.B26]+1" office:value-type="float" office:value="47" calcext:value-type="float">
            <text:p>47</text:p>
          </table:table-cell>
          <table:table-cell table:formula="of:=[.A27]+[.C27]-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Tmp</text:p>
          </table:table-cell>
          <table:table-cell office:value-type="string" calcext:value-type="string">
            <text:p>int16</text:p>
          </table:table-cell>
          <table:table-cell/>
          <table:table-cell table:formula="of:=IF([.G27]=&quot;sunssf&quot;;&quot;int16&quot;;[.G27])" office:value-type="string" office:string-value="int16" calcext:value-type="string">
            <text:p>int16</text:p>
          </table:table-cell>
          <table:table-cell table:formula="of:=IF([.I27]=&quot;enum16&quot;;&quot;uint16&quot;;[.I27])" office:value-type="string" office:string-value="int16" calcext:value-type="string">
            <text:p>int16</text:p>
          </table:table-cell>
          <table:table-cell table:formula="of:=IF([.J27]=&quot;bitfield32&quot;;&quot;uint32&quot;;[.J27])" office:value-type="string" office:string-value="int16" calcext:value-type="string">
            <text:p>int16</text:p>
          </table:table-cell>
          <table:table-cell table:formula="of:=IF([.K27]=&quot;String16&quot;;&quot;char[16]&quot;;[.K27])" office:value-type="string" office:string-value="int16" calcext:value-type="string">
            <text:p>int16</text:p>
          </table:table-cell>
          <table:table-cell table:number-columns-repeated="2"/>
          <table:table-cell table:formula="of:=[.L27]&amp;&quot;_t &quot;&amp;[.F27]&amp;&quot;;&quot;" office:value-type="string" office:string-value="int16_t 2_Tmp;" calcext:value-type="string">
            <text:p>int16_t 2_Tmp;</text:p>
          </table:table-cell>
        </table:table-row>
        <table:table-row table:style-name="ro1">
          <table:table-cell table:formula="of:=[.B27]+1" office:value-type="float" office:value="48" calcext:value-type="float">
            <text:p>48</text:p>
          </table:table-cell>
          <table:table-cell table:formula="of:=[.A28]+[.C28]-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St</text:p>
          </table:table-cell>
          <table:table-cell office:value-type="string" calcext:value-type="string">
            <text:p>enum16</text:p>
          </table:table-cell>
          <table:table-cell/>
          <table:table-cell table:formula="of:=IF([.G28]=&quot;sunssf&quot;;&quot;int16&quot;;[.G28])" office:value-type="string" office:string-value="enum16" calcext:value-type="string">
            <text:p>enum16</text:p>
          </table:table-cell>
          <table:table-cell table:formula="of:=IF([.I28]=&quot;enum16&quot;;&quot;uint16&quot;;[.I28])" office:value-type="string" office:string-value="uint16" calcext:value-type="string">
            <text:p>uint16</text:p>
          </table:table-cell>
          <table:table-cell table:formula="of:=IF([.J28]=&quot;bitfield32&quot;;&quot;uint32&quot;;[.J28])" office:value-type="string" office:string-value="uint16" calcext:value-type="string">
            <text:p>uint16</text:p>
          </table:table-cell>
          <table:table-cell table:formula="of:=IF([.K28]=&quot;String16&quot;;&quot;char[16]&quot;;[.K28])" office:value-type="string" office:string-value="uint16" calcext:value-type="string">
            <text:p>uint16</text:p>
          </table:table-cell>
          <table:table-cell table:number-columns-repeated="2"/>
          <table:table-cell table:formula="of:=[.L28]&amp;&quot;_t &quot;&amp;[.F28]&amp;&quot;;&quot;" office:value-type="string" office:string-value="uint16_t 2_DCSt;" calcext:value-type="string">
            <text:p>uint16_t 2_DCSt;</text:p>
          </table:table-cell>
        </table:table-row>
        <table:table-row table:style-name="ro1">
          <table:table-cell table:formula="of:=[.B28]+1" office:value-type="float" office:value="49" calcext:value-type="float">
            <text:p>49</text:p>
          </table:table-cell>
          <table:table-cell table:formula="of:=[.A29]+[.C29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2_DCEvt</text:p>
          </table:table-cell>
          <table:table-cell office:value-type="string" calcext:value-type="string">
            <text:p>bitfield32</text:p>
          </table:table-cell>
          <table:table-cell/>
          <table:table-cell table:formula="of:=IF([.G29]=&quot;sunssf&quot;;&quot;int16&quot;;[.G29])" office:value-type="string" office:string-value="bitfield32" calcext:value-type="string">
            <text:p>bitfield32</text:p>
          </table:table-cell>
          <table:table-cell table:formula="of:=IF([.I29]=&quot;enum16&quot;;&quot;uint16&quot;;[.I29])" office:value-type="string" office:string-value="bitfield32" calcext:value-type="string">
            <text:p>bitfield32</text:p>
          </table:table-cell>
          <table:table-cell table:formula="of:=IF([.J29]=&quot;bitfield32&quot;;&quot;uint32&quot;;[.J29])" office:value-type="string" office:string-value="uint32" calcext:value-type="string">
            <text:p>uint32</text:p>
          </table:table-cell>
          <table:table-cell table:formula="of:=IF([.K29]=&quot;String16&quot;;&quot;char[16]&quot;;[.K29])" office:value-type="string" office:string-value="uint32" calcext:value-type="string">
            <text:p>uint32</text:p>
          </table:table-cell>
          <table:table-cell table:number-columns-repeated="2"/>
          <table:table-cell table:formula="of:=[.L29]&amp;&quot;_t &quot;&amp;[.F29]&amp;&quot;;&quot;" office:value-type="string" office:string-value="uint32_t 2_DCEvt;" calcext:value-type="string">
            <text:p>uint32_t 2_DCEv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1:01:25.878275854</meta:creation-date>
    <dc:date>2024-11-11T14:09:06.491418781</dc:date>
    <meta:editing-duration>PT5H50M28S</meta:editing-duration>
    <meta:editing-cycles>13</meta:editing-cycles>
    <meta:generator>LibreOffice/7.4.7.2$Linux_X86_64 LibreOffice_project/40$Build-2</meta:generator>
    <meta:document-statistic meta:table-count="4" meta:cell-count="1721" meta:object-count="0"/>
  </office:meta>
</office:document-meta>
</file>